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Variable Text" svg:font-family="Segoe UI Variable Text" style:font-family-generic="system" style:font-pitch="variable" svg:panose-1="0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P2" style:parent-style-name="Normal" style:family="paragraph">
      <style:paragraph-properties fo:margin-top="0.0694in" fo:margin-bottom="0.0694in" fo:line-height="100%"/>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P4" style:parent-style-name="Normal" style:family="paragraph">
      <style:paragraph-properties fo:margin-bottom="0in" fo:line-height="100%"/>
    </style:style>
    <style:style style:name="T5" style:parent-style-name="DefaultParagraphFont" style:family="text">
      <style:text-properties style:font-name="Times New Roman" style:font-name-asian="Times New Roman" style:font-name-complex="Times New Roman" style:letter-kerning="false"/>
    </style:style>
    <style:style style:name="P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7"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11" style:parent-style-name="Normal" style:family="paragraph">
      <style:paragraph-properties fo:border-top="none" fo:border-left="none" fo:border-bottom="0.0208in solid #000000" fo:border-right="none" fo:padding-top="0in" fo:padding-left="0in" fo:padding-bottom="0.0138in" fo:padding-right="0in" style:shadow="none" fo:margin-top="0.0694in" fo:margin-bottom="0.0694in" fo:line-height="100%"/>
      <style:text-properties style:font-name="Times New Roman" style:font-name-asian="Times New Roman" style:font-name-complex="Times New Roman" style:letter-kerning="false"/>
    </style:style>
    <style:style style:name="P12"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13"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14"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5"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6"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1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9"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20"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1"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2"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2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5"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2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8"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2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31"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3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34"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35"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6"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37"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38"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9"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40"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41"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42"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43"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44"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45"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46"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4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4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49"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50"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51"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52"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5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5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55"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5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5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58"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5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6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61"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6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6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64"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65"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66"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67" style:parent-style-name="Normal" style:list-style-name="LFO1" style:family="paragraph">
      <style:paragraph-properties style:vertical-align="top" fo:margin-bottom="0in" fo:line-height="100%" fo:background-color="#FFFFFF">
        <style:background-fill draw:fill="solid" draw:fill-color="#FFFFFF"/>
      </style:paragraph-properties>
    </style:style>
    <style:style style:name="T68"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69"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70" style:parent-style-name="Normal" style:family="paragraph">
      <style:paragraph-properties fo:margin-top="0.1458in"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71"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7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7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74"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75"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76"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77"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78"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79"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80"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81"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82"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83"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84"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85"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86"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8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8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89"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90"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91"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92"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9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9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95"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9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9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98"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9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0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01"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10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0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04"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105"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06"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07"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108"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09"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10"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111"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12"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13"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114"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15"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16"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11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1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19"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120"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21"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22"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12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2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25"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12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2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28" style:parent-style-name="Normal" style:list-style-name="LFO2" style:family="paragraph">
      <style:paragraph-properties style:vertical-align="top" fo:margin-bottom="0in" fo:line-height="100%" fo:background-color="#FFFFFF">
        <style:background-fill draw:fill="solid" draw:fill-color="#FFFFFF"/>
      </style:paragraph-properties>
    </style:style>
    <style:style style:name="T12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3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31" style:parent-style-name="Normal" style:family="paragraph">
      <style:paragraph-properties fo:margin-top="0.1458in"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132"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3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3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35"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3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3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38"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3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4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41"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4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4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44"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45"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46"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47"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48"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49"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50"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51"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52"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53"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54"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55"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56"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5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5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59"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60"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61"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62"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6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6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65"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6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6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68"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6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7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71"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7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7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74"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75"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76"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77"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78"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79"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80"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81"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82"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83"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84"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85"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86" style:parent-style-name="Normal" style:list-style-name="LFO3" style:family="paragraph">
      <style:paragraph-properties style:vertical-align="top" fo:margin-bottom="0in" fo:line-height="100%" fo:background-color="#FFFFFF">
        <style:background-fill draw:fill="solid" draw:fill-color="#FFFFFF"/>
      </style:paragraph-properties>
    </style:style>
    <style:style style:name="T18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8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89" style:parent-style-name="Normal" style:family="paragraph">
      <style:paragraph-properties fo:margin-top="0.1458in"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190"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191"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92"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93"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194"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95"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96"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19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19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199"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00"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01"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02"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0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0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05"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0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0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08"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0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1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11"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1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1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14"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15"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16"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17"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18"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19" style:parent-style-name="DefaultParagraphFont" style:family="text">
      <style:text-properties style:font-name="Segoe UI Variable Text" style:font-name-asian="Times New Roman" style:font-name-complex="Times New Roman" fo:font-weight="bold" style:font-weight-asian="bold" style:font-weight-complex="bold" fo:font-style="italic" style:font-style-asian="italic" style:font-style-complex="italic" fo:color="#0D0D0D" style:letter-kerning="false" fo:font-size="10.5pt" style:font-size-asian="10.5pt" style:font-size-complex="10.5pt"/>
    </style:style>
    <style:style style:name="T220"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21"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22"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2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2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25"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2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2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28"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2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3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31"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3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3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34"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35"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36"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37"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38"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39"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40"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41"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42" style:parent-style-name="DefaultParagraphFont" style:family="text">
      <style:text-properties style:font-name="Segoe UI Variable Text" style:font-name-asian="Times New Roman" style:font-name-complex="Times New Roman" fo:font-weight="bold" style:font-weight-asian="bold" style:font-weight-complex="bold" fo:font-style="italic" style:font-style-asian="italic" style:font-style-complex="italic" fo:color="#0D0D0D" style:letter-kerning="false" fo:font-size="10.5pt" style:font-size-asian="10.5pt" style:font-size-complex="10.5pt"/>
    </style:style>
    <style:style style:name="T24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4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45"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4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4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48"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4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5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51" style:parent-style-name="Normal" style:list-style-name="LFO4" style:family="paragraph">
      <style:paragraph-properties style:vertical-align="top" fo:margin-bottom="0in" fo:line-height="100%" fo:background-color="#FFFFFF">
        <style:background-fill draw:fill="solid" draw:fill-color="#FFFFFF"/>
      </style:paragraph-properties>
    </style:style>
    <style:style style:name="T25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5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54" style:parent-style-name="Normal" style:family="paragraph">
      <style:paragraph-properties fo:margin-top="0.1458in"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255"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5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5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58"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5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6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61"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6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6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64"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65"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66" style:parent-style-name="DefaultParagraphFont" style:family="text">
      <style:text-properties style:font-name="Segoe UI Variable Text" style:font-name-asian="Times New Roman" style:font-name-complex="Times New Roman" fo:font-weight="bold" style:font-weight-asian="bold" style:font-weight-complex="bold" fo:font-style="italic" style:font-style-asian="italic" style:font-style-complex="italic" fo:color="#0D0D0D" style:letter-kerning="false" fo:font-size="10.5pt" style:font-size-asian="10.5pt" style:font-size-complex="10.5pt"/>
    </style:style>
    <style:style style:name="T26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6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69"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70"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71"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72"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7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7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75"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7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7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78"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7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8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81"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8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8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84"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85"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86"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87"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88"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89"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90"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91"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92"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93"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94"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95"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96"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29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29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299"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300"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01"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302"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30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0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305"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306"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07"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308"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30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10" style:parent-style-name="DefaultParagraphFont" style:family="text">
      <style:text-properties style:font-name="Segoe UI Variable Text" style:font-name-asian="Times New Roman" style:font-name-complex="Times New Roman" fo:font-weight="bold" style:font-weight-asian="bold" style:font-weight-complex="bold" fo:font-style="italic" style:font-style-asian="italic" style:font-style-complex="italic" fo:color="#0D0D0D" style:letter-kerning="false" fo:font-size="10.5pt" style:font-size-asian="10.5pt" style:font-size-complex="10.5pt"/>
    </style:style>
    <style:style style:name="T311"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12"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313"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314"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15"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316" style:parent-style-name="Normal" style:list-style-name="LFO5" style:family="paragraph">
      <style:paragraph-properties style:vertical-align="top" fo:margin-bottom="0in" fo:line-height="100%" fo:background-color="#FFFFFF">
        <style:background-fill draw:fill="solid" draw:fill-color="#FFFFFF"/>
      </style:paragraph-properties>
    </style:style>
    <style:style style:name="T31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1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319" style:parent-style-name="Normal" style:family="paragraph">
      <style:paragraph-properties fo:margin-top="0.1458in"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320" style:parent-style-name="Normal" style:family="paragraph">
      <style:paragraph-properties fo:border-top="none" fo:border-left="none" fo:border-bottom="0.0208in solid #000000" fo:border-right="none" fo:padding-top="0in" fo:padding-left="0in" fo:padding-bottom="0.0138in" fo:padding-right="0in" style:shadow="none" style:vertical-align="top" fo:margin-bottom="0in" fo:line-height="100%" fo:background-color="#FFFFFF">
        <style:background-fill draw:fill="solid" draw:fill-color="#FFFFFF"/>
      </style:paragraph-properties>
    </style:style>
    <style:style style:name="T321"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T322"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23"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T324"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25"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T326"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T32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2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T329"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30"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T331" style:parent-style-name="DefaultParagraphFont" style:family="text">
      <style:text-properties style:font-name="Segoe UI Variable Text" style:font-name-asian="Times New Roman" style:font-name-complex="Times New Roman" fo:font-style="italic" style:font-style-asian="italic" style:font-style-complex="italic" fo:color="#0D0D0D" style:letter-kerning="false" fo:font-size="10.5pt" style:font-size-asian="10.5pt" style:font-size-complex="10.5pt"/>
    </style:style>
    <style:style style:name="T332"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T333"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34"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T335"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36"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T337" style:parent-style-name="DefaultParagraphFont" style:family="text">
      <style:text-properties style:font-name="Segoe UI Variable Text" style:font-name-asian="Times New Roman" style:font-name-complex="Times New Roman" fo:font-weight="bold" style:font-weight-asian="bold" style:font-weight-complex="bold" fo:color="#0D0D0D" style:letter-kerning="false" fo:font-size="10.5pt" style:font-size-asian="10.5pt" style:font-size-complex="10.5pt"/>
    </style:style>
    <style:style style:name="T338" style:parent-style-name="DefaultParagraphFont" style:family="text">
      <style:text-properties style:font-name="Segoe UI Variable Text" style:font-name-asian="Times New Roman" style:font-name-complex="Times New Roman" fo:color="#0D0D0D" style:letter-kerning="false" fo:font-size="10.5pt" style:font-size-asian="10.5pt" style:font-size-complex="10.5pt"/>
    </style:style>
    <style:style style:name="P33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340" style:parent-style-name="Normal" style:family="paragraph">
      <style:paragraph-properties fo:margin-top="0.0694in" fo:margin-bottom="0.0694in" fo:line-height="100%"/>
    </style:style>
    <style:style style:name="T341"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42" style:parent-style-name="DefaultParagraphFont" style:family="text">
      <style:text-properties style:font-name="Times New Roman" style:font-name-asian="Times New Roman" style:font-name-complex="Times New Roman" style:letter-kerning="false"/>
    </style:style>
    <style:style style:name="T343" style:parent-style-name="DefaultParagraphFont" style:family="text">
      <style:text-properties style:font-name="Times New Roman" style:font-name-asian="Times New Roman" style:font-name-complex="Times New Roman" style:letter-kerning="false"/>
    </style:style>
    <style:style style:name="T344" style:parent-style-name="DefaultParagraphFont" style:family="text">
      <style:text-properties style:font-name="Times New Roman" style:font-name-asian="Times New Roman" style:font-name-complex="Times New Roman" style:letter-kerning="false"/>
    </style:style>
    <style:style style:name="T345" style:parent-style-name="DefaultParagraphFont" style:family="text">
      <style:text-properties style:font-name="Times New Roman" style:font-name-asian="Times New Roman" style:font-name-complex="Times New Roman" style:letter-kerning="false"/>
    </style:style>
    <style:style style:name="T346" style:parent-style-name="DefaultParagraphFont" style:family="text">
      <style:text-properties style:font-name="Times New Roman" style:font-name-asian="Times New Roman" style:font-name-complex="Times New Roman" style:letter-kerning="false"/>
    </style:style>
    <style:style style:name="T34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48" style:parent-style-name="DefaultParagraphFont" style:family="text">
      <style:text-properties style:font-name="Times New Roman" style:font-name-asian="Times New Roman" style:font-name-complex="Times New Roman" style:letter-kerning="false"/>
    </style:style>
    <style:style style:name="P349" style:parent-style-name="Normal" style:family="paragraph">
      <style:paragraph-properties fo:margin-top="0.0694in" fo:margin-bottom="0.0694in" fo:line-height="100%"/>
    </style:style>
    <style:style style:name="T35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51" style:parent-style-name="DefaultParagraphFont" style:family="text">
      <style:text-properties style:font-name="Times New Roman" style:font-name-asian="Times New Roman" style:font-name-complex="Times New Roman" style:letter-kerning="false"/>
    </style:style>
    <style:style style:name="T352" style:parent-style-name="DefaultParagraphFont" style:family="text">
      <style:text-properties style:font-name="Times New Roman" style:font-name-asian="Times New Roman" style:font-name-complex="Times New Roman" style:letter-kerning="false"/>
    </style:style>
    <style:style style:name="T353" style:parent-style-name="DefaultParagraphFont" style:family="text">
      <style:text-properties style:font-name="Times New Roman" style:font-name-asian="Times New Roman" style:font-name-complex="Times New Roman" style:letter-kerning="false"/>
    </style:style>
    <style:style style:name="T354" style:parent-style-name="DefaultParagraphFont" style:family="text">
      <style:text-properties style:font-name="Times New Roman" style:font-name-asian="Times New Roman" style:font-name-complex="Times New Roman" style:letter-kerning="false"/>
    </style:style>
    <style:style style:name="T355"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56" style:parent-style-name="DefaultParagraphFont" style:family="text">
      <style:text-properties style:font-name="Times New Roman" style:font-name-asian="Times New Roman" style:font-name-complex="Times New Roman" style:letter-kerning="false"/>
    </style:style>
    <style:style style:name="P357" style:parent-style-name="Normal" style:family="paragraph">
      <style:paragraph-properties fo:margin-top="0.0694in" fo:margin-bottom="0.0694in" fo:line-height="100%"/>
    </style:style>
    <style:style style:name="T35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59" style:parent-style-name="DefaultParagraphFont" style:family="text">
      <style:text-properties style:font-name="Times New Roman" style:font-name-asian="Times New Roman" style:font-name-complex="Times New Roman" style:letter-kerning="false"/>
    </style:style>
    <style:style style:name="T360" style:parent-style-name="DefaultParagraphFont" style:family="text">
      <style:text-properties style:font-name="Times New Roman" style:font-name-asian="Times New Roman" style:font-name-complex="Times New Roman" style:letter-kerning="false"/>
    </style:style>
    <style:style style:name="T361" style:parent-style-name="DefaultParagraphFont" style:family="text">
      <style:text-properties style:font-name="Times New Roman" style:font-name-asian="Times New Roman" style:font-name-complex="Times New Roman" style:letter-kerning="false"/>
    </style:style>
    <style:style style:name="T362" style:parent-style-name="DefaultParagraphFont" style:family="text">
      <style:text-properties style:font-name="Times New Roman" style:font-name-asian="Times New Roman" style:font-name-complex="Times New Roman" style:letter-kerning="false"/>
    </style:style>
    <style:style style:name="T36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64" style:parent-style-name="DefaultParagraphFont" style:family="text">
      <style:text-properties style:font-name="Times New Roman" style:font-name-asian="Times New Roman" style:font-name-complex="Times New Roman" style:letter-kerning="false"/>
    </style:style>
    <style:style style:name="P365" style:parent-style-name="Normal" style:family="paragraph">
      <style:paragraph-properties fo:margin-top="0.0694in" fo:margin-bottom="0.0694in" fo:line-height="100%"/>
    </style:style>
    <style:style style:name="T36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67" style:parent-style-name="DefaultParagraphFont" style:family="text">
      <style:text-properties style:font-name="Times New Roman" style:font-name-asian="Times New Roman" style:font-name-complex="Times New Roman" style:letter-kerning="false"/>
    </style:style>
    <style:style style:name="T368" style:parent-style-name="DefaultParagraphFont" style:family="text">
      <style:text-properties style:font-name="Times New Roman" style:font-name-asian="Times New Roman" style:font-name-complex="Times New Roman" style:letter-kerning="false"/>
    </style:style>
    <style:style style:name="T369" style:parent-style-name="DefaultParagraphFont" style:family="text">
      <style:text-properties style:font-name="Times New Roman" style:font-name-asian="Times New Roman" style:font-name-complex="Times New Roman" style:letter-kerning="false"/>
    </style:style>
    <style:style style:name="T37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71" style:parent-style-name="DefaultParagraphFont" style:family="text">
      <style:text-properties style:font-name="Times New Roman" style:font-name-asian="Times New Roman" style:font-name-complex="Times New Roman" style:letter-kerning="false"/>
    </style:style>
    <style:style style:name="P372" style:parent-style-name="Normal" style:family="paragraph">
      <style:paragraph-properties fo:margin-top="0.0694in" fo:margin-bottom="0.0694in" fo:line-height="100%"/>
    </style:style>
    <style:style style:name="T37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74" style:parent-style-name="DefaultParagraphFont" style:family="text">
      <style:text-properties style:font-name="Times New Roman" style:font-name-asian="Times New Roman" style:font-name-complex="Times New Roman" style:letter-kerning="false"/>
    </style:style>
    <style:style style:name="T375" style:parent-style-name="DefaultParagraphFont" style:family="text">
      <style:text-properties style:font-name="Times New Roman" style:font-name-asian="Times New Roman" style:font-name-complex="Times New Roman" style:letter-kerning="false"/>
    </style:style>
    <style:style style:name="T376" style:parent-style-name="DefaultParagraphFont" style:family="text">
      <style:text-properties style:font-name="Times New Roman" style:font-name-asian="Times New Roman" style:font-name-complex="Times New Roman" style:letter-kerning="false"/>
    </style:style>
    <style:style style:name="T377" style:parent-style-name="DefaultParagraphFont" style:family="text">
      <style:text-properties style:font-name="Times New Roman" style:font-name-asian="Times New Roman" style:font-name-complex="Times New Roman" style:letter-kerning="false"/>
    </style:style>
    <style:style style:name="T378" style:parent-style-name="DefaultParagraphFont" style:family="text">
      <style:text-properties style:font-name="Times New Roman" style:font-name-asian="Times New Roman" style:font-name-complex="Times New Roman" style:letter-kerning="false"/>
    </style:style>
    <style:style style:name="T379" style:parent-style-name="DefaultParagraphFont" style:family="text">
      <style:text-properties style:font-name="Times New Roman" style:font-name-asian="Times New Roman" style:font-name-complex="Times New Roman" style:letter-kerning="false"/>
    </style:style>
    <style:style style:name="T38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81" style:parent-style-name="DefaultParagraphFont" style:family="text">
      <style:text-properties style:font-name="Times New Roman" style:font-name-asian="Times New Roman" style:font-name-complex="Times New Roman" style:letter-kerning="false"/>
    </style:style>
    <style:style style:name="P38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383" style:parent-style-name="Normal" style:family="paragraph">
      <style:paragraph-properties fo:margin-top="0.0694in" fo:margin-bottom="0.0694in" fo:line-height="100%"/>
    </style:style>
    <style:style style:name="T38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85" style:parent-style-name="DefaultParagraphFont" style:family="text">
      <style:text-properties style:font-name="Times New Roman" style:font-name-asian="Times New Roman" style:font-name-complex="Times New Roman" style:letter-kerning="false"/>
    </style:style>
    <style:style style:name="T386" style:parent-style-name="DefaultParagraphFont" style:family="text">
      <style:text-properties style:font-name="Times New Roman" style:font-name-asian="Times New Roman" style:font-name-complex="Times New Roman" style:letter-kerning="false"/>
    </style:style>
    <style:style style:name="T387" style:parent-style-name="DefaultParagraphFont" style:family="text">
      <style:text-properties style:font-name="Times New Roman" style:font-name-asian="Times New Roman" style:font-name-complex="Times New Roman" style:letter-kerning="false"/>
    </style:style>
    <style:style style:name="T388" style:parent-style-name="DefaultParagraphFont" style:family="text">
      <style:text-properties style:font-name="Times New Roman" style:font-name-asian="Times New Roman" style:font-name-complex="Times New Roman" style:letter-kerning="false"/>
    </style:style>
    <style:style style:name="T389" style:parent-style-name="DefaultParagraphFont" style:family="text">
      <style:text-properties style:font-name="Times New Roman" style:font-name-asian="Times New Roman" style:font-name-complex="Times New Roman" style:letter-kerning="false"/>
    </style:style>
    <style:style style:name="T39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91" style:parent-style-name="DefaultParagraphFont" style:family="text">
      <style:text-properties style:font-name="Times New Roman" style:font-name-asian="Times New Roman" style:font-name-complex="Times New Roman" style:letter-kerning="false"/>
    </style:style>
    <style:style style:name="P392" style:parent-style-name="Normal" style:family="paragraph">
      <style:paragraph-properties fo:margin-top="0.0694in" fo:margin-bottom="0.0694in" fo:line-height="100%"/>
    </style:style>
    <style:style style:name="T39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94" style:parent-style-name="DefaultParagraphFont" style:family="text">
      <style:text-properties style:font-name="Times New Roman" style:font-name-asian="Times New Roman" style:font-name-complex="Times New Roman" style:letter-kerning="false"/>
    </style:style>
    <style:style style:name="T395" style:parent-style-name="DefaultParagraphFont" style:family="text">
      <style:text-properties style:font-name="Times New Roman" style:font-name-asian="Times New Roman" style:font-name-complex="Times New Roman" style:letter-kerning="false"/>
    </style:style>
    <style:style style:name="T396" style:parent-style-name="DefaultParagraphFont" style:family="text">
      <style:text-properties style:font-name="Times New Roman" style:font-name-asian="Times New Roman" style:font-name-complex="Times New Roman" style:letter-kerning="false"/>
    </style:style>
    <style:style style:name="T397" style:parent-style-name="DefaultParagraphFont" style:family="text">
      <style:text-properties style:font-name="Times New Roman" style:font-name-asian="Times New Roman" style:font-name-complex="Times New Roman" style:letter-kerning="false"/>
    </style:style>
    <style:style style:name="T398" style:parent-style-name="DefaultParagraphFont" style:family="text">
      <style:text-properties style:font-name="Times New Roman" style:font-name-asian="Times New Roman" style:font-name-complex="Times New Roman" style:letter-kerning="false"/>
    </style:style>
    <style:style style:name="T399"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00" style:parent-style-name="DefaultParagraphFont" style:family="text">
      <style:text-properties style:font-name="Times New Roman" style:font-name-asian="Times New Roman" style:font-name-complex="Times New Roman" style:letter-kerning="false"/>
    </style:style>
    <style:style style:name="P401" style:parent-style-name="Normal" style:family="paragraph">
      <style:paragraph-properties fo:margin-top="0.0694in" fo:margin-bottom="0.0694in" fo:line-height="100%"/>
    </style:style>
    <style:style style:name="T40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03" style:parent-style-name="DefaultParagraphFont" style:family="text">
      <style:text-properties style:font-name="Times New Roman" style:font-name-asian="Times New Roman" style:font-name-complex="Times New Roman" style:letter-kerning="false"/>
    </style:style>
    <style:style style:name="T404" style:parent-style-name="DefaultParagraphFont" style:family="text">
      <style:text-properties style:font-name="Times New Roman" style:font-name-asian="Times New Roman" style:font-name-complex="Times New Roman" style:letter-kerning="false"/>
    </style:style>
    <style:style style:name="T405" style:parent-style-name="DefaultParagraphFont" style:family="text">
      <style:text-properties style:font-name="Times New Roman" style:font-name-asian="Times New Roman" style:font-name-complex="Times New Roman" style:letter-kerning="false"/>
    </style:style>
    <style:style style:name="T406" style:parent-style-name="DefaultParagraphFont" style:family="text">
      <style:text-properties style:font-name="Times New Roman" style:font-name-asian="Times New Roman" style:font-name-complex="Times New Roman" style:letter-kerning="false"/>
    </style:style>
    <style:style style:name="T407" style:parent-style-name="DefaultParagraphFont" style:family="text">
      <style:text-properties style:font-name="Times New Roman" style:font-name-asian="Times New Roman" style:font-name-complex="Times New Roman" style:letter-kerning="false"/>
    </style:style>
    <style:style style:name="T40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09" style:parent-style-name="DefaultParagraphFont" style:family="text">
      <style:text-properties style:font-name="Times New Roman" style:font-name-asian="Times New Roman" style:font-name-complex="Times New Roman" style:letter-kerning="false"/>
    </style:style>
    <style:style style:name="P410" style:parent-style-name="Normal" style:family="paragraph">
      <style:paragraph-properties fo:margin-top="0.0694in" fo:margin-bottom="0.0694in" fo:line-height="100%"/>
    </style:style>
    <style:style style:name="T411"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12" style:parent-style-name="DefaultParagraphFont" style:family="text">
      <style:text-properties style:font-name="Times New Roman" style:font-name-asian="Times New Roman" style:font-name-complex="Times New Roman" style:letter-kerning="false"/>
    </style:style>
    <style:style style:name="T413" style:parent-style-name="DefaultParagraphFont" style:family="text">
      <style:text-properties style:font-name="Times New Roman" style:font-name-asian="Times New Roman" style:font-name-complex="Times New Roman" style:letter-kerning="false"/>
    </style:style>
    <style:style style:name="T414" style:parent-style-name="DefaultParagraphFont" style:family="text">
      <style:text-properties style:font-name="Times New Roman" style:font-name-asian="Times New Roman" style:font-name-complex="Times New Roman" style:letter-kerning="false"/>
    </style:style>
    <style:style style:name="T415" style:parent-style-name="DefaultParagraphFont" style:family="text">
      <style:text-properties style:font-name="Times New Roman" style:font-name-asian="Times New Roman" style:font-name-complex="Times New Roman" style:letter-kerning="false"/>
    </style:style>
    <style:style style:name="T416" style:parent-style-name="DefaultParagraphFont" style:family="text">
      <style:text-properties style:font-name="Times New Roman" style:font-name-asian="Times New Roman" style:font-name-complex="Times New Roman" style:letter-kerning="false"/>
    </style:style>
    <style:style style:name="T41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18" style:parent-style-name="DefaultParagraphFont" style:family="text">
      <style:text-properties style:font-name="Times New Roman" style:font-name-asian="Times New Roman" style:font-name-complex="Times New Roman" style:letter-kerning="false"/>
    </style:style>
    <style:style style:name="P419" style:parent-style-name="Normal" style:family="paragraph">
      <style:paragraph-properties fo:margin-top="0.0694in" fo:margin-bottom="0.0694in" fo:line-height="100%"/>
    </style:style>
    <style:style style:name="T42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21" style:parent-style-name="DefaultParagraphFont" style:family="text">
      <style:text-properties style:font-name="Times New Roman" style:font-name-asian="Times New Roman" style:font-name-complex="Times New Roman" style:letter-kerning="false"/>
    </style:style>
    <style:style style:name="T422" style:parent-style-name="DefaultParagraphFont" style:family="text">
      <style:text-properties style:font-name="Times New Roman" style:font-name-asian="Times New Roman" style:font-name-complex="Times New Roman" style:letter-kerning="false"/>
    </style:style>
    <style:style style:name="T423" style:parent-style-name="DefaultParagraphFont" style:family="text">
      <style:text-properties style:font-name="Times New Roman" style:font-name-asian="Times New Roman" style:font-name-complex="Times New Roman" style:letter-kerning="false"/>
    </style:style>
    <style:style style:name="T424" style:parent-style-name="DefaultParagraphFont" style:family="text">
      <style:text-properties style:font-name="Times New Roman" style:font-name-asian="Times New Roman" style:font-name-complex="Times New Roman" style:letter-kerning="false"/>
    </style:style>
    <style:style style:name="T425"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26" style:parent-style-name="DefaultParagraphFont" style:family="text">
      <style:text-properties style:font-name="Times New Roman" style:font-name-asian="Times New Roman" style:font-name-complex="Times New Roman" style:letter-kerning="false"/>
    </style:style>
    <style:style style:name="P42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428" style:parent-style-name="Normal" style:family="paragraph">
      <style:paragraph-properties fo:margin-top="0.0694in" fo:margin-bottom="0.0694in" fo:line-height="100%"/>
    </style:style>
    <style:style style:name="T429"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30" style:parent-style-name="DefaultParagraphFont" style:family="text">
      <style:text-properties style:font-name="Times New Roman" style:font-name-asian="Times New Roman" style:font-name-complex="Times New Roman" style:letter-kerning="false"/>
    </style:style>
    <style:style style:name="T431" style:parent-style-name="DefaultParagraphFont" style:family="text">
      <style:text-properties style:font-name="Times New Roman" style:font-name-asian="Times New Roman" style:font-name-complex="Times New Roman" style:letter-kerning="false"/>
    </style:style>
    <style:style style:name="T432" style:parent-style-name="DefaultParagraphFont" style:family="text">
      <style:text-properties style:font-name="Times New Roman" style:font-name-asian="Times New Roman" style:font-name-complex="Times New Roman" style:letter-kerning="false"/>
    </style:style>
    <style:style style:name="T433" style:parent-style-name="DefaultParagraphFont" style:family="text">
      <style:text-properties style:font-name="Times New Roman" style:font-name-asian="Times New Roman" style:font-name-complex="Times New Roman" style:letter-kerning="false"/>
    </style:style>
    <style:style style:name="T434" style:parent-style-name="DefaultParagraphFont" style:family="text">
      <style:text-properties style:font-name="Times New Roman" style:font-name-asian="Times New Roman" style:font-name-complex="Times New Roman" style:letter-kerning="false"/>
    </style:style>
    <style:style style:name="T435"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36" style:parent-style-name="DefaultParagraphFont" style:family="text">
      <style:text-properties style:font-name="Times New Roman" style:font-name-asian="Times New Roman" style:font-name-complex="Times New Roman" style:letter-kerning="false"/>
    </style:style>
    <style:style style:name="T43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38" style:parent-style-name="DefaultParagraphFont" style:family="text">
      <style:text-properties style:font-name="Times New Roman" style:font-name-asian="Times New Roman" style:font-name-complex="Times New Roman" style:letter-kerning="false"/>
    </style:style>
    <style:style style:name="T439" style:parent-style-name="DefaultParagraphFont" style:family="text">
      <style:text-properties style:font-name="Times New Roman" style:font-name-asian="Times New Roman" style:font-name-complex="Times New Roman" style:letter-kerning="false"/>
    </style:style>
    <style:style style:name="T44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41" style:parent-style-name="DefaultParagraphFont" style:family="text">
      <style:text-properties style:font-name="Times New Roman" style:font-name-asian="Times New Roman" style:font-name-complex="Times New Roman" style:letter-kerning="false"/>
    </style:style>
    <style:style style:name="T44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43" style:parent-style-name="DefaultParagraphFont" style:family="text">
      <style:text-properties style:font-name="Times New Roman" style:font-name-asian="Times New Roman" style:font-name-complex="Times New Roman" style:letter-kerning="false"/>
    </style:style>
    <style:style style:name="T44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45" style:parent-style-name="DefaultParagraphFont" style:family="text">
      <style:text-properties style:font-name="Times New Roman" style:font-name-asian="Times New Roman" style:font-name-complex="Times New Roman" style:letter-kerning="false"/>
    </style:style>
    <style:style style:name="P446" style:parent-style-name="Normal" style:family="paragraph">
      <style:paragraph-properties fo:margin-top="0.0694in" fo:margin-bottom="0.0694in" fo:line-height="100%"/>
    </style:style>
    <style:style style:name="T44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48" style:parent-style-name="DefaultParagraphFont" style:family="text">
      <style:text-properties style:font-name="Times New Roman" style:font-name-asian="Times New Roman" style:font-name-complex="Times New Roman" style:letter-kerning="false"/>
    </style:style>
    <style:style style:name="T449" style:parent-style-name="DefaultParagraphFont" style:family="text">
      <style:text-properties style:font-name="Times New Roman" style:font-name-asian="Times New Roman" style:font-name-complex="Times New Roman" style:letter-kerning="false"/>
    </style:style>
    <style:style style:name="T450" style:parent-style-name="DefaultParagraphFont" style:family="text">
      <style:text-properties style:font-name="Times New Roman" style:font-name-asian="Times New Roman" style:font-name-complex="Times New Roman" style:letter-kerning="false"/>
    </style:style>
    <style:style style:name="T451"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52" style:parent-style-name="DefaultParagraphFont" style:family="text">
      <style:text-properties style:font-name="Times New Roman" style:font-name-asian="Times New Roman" style:font-name-complex="Times New Roman" style:letter-kerning="false"/>
    </style:style>
    <style:style style:name="T45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54" style:parent-style-name="DefaultParagraphFont" style:family="text">
      <style:text-properties style:font-name="Times New Roman" style:font-name-asian="Times New Roman" style:font-name-complex="Times New Roman" style:letter-kerning="false"/>
    </style:style>
    <style:style style:name="P455" style:parent-style-name="Normal" style:family="paragraph">
      <style:paragraph-properties fo:margin-top="0.0694in" fo:margin-bottom="0.0694in" fo:line-height="100%"/>
    </style:style>
    <style:style style:name="T45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57" style:parent-style-name="DefaultParagraphFont" style:family="text">
      <style:text-properties style:font-name="Times New Roman" style:font-name-asian="Times New Roman" style:font-name-complex="Times New Roman" style:letter-kerning="false"/>
    </style:style>
    <style:style style:name="T458" style:parent-style-name="DefaultParagraphFont" style:family="text">
      <style:text-properties style:font-name="Times New Roman" style:font-name-asian="Times New Roman" style:font-name-complex="Times New Roman" style:letter-kerning="false"/>
    </style:style>
    <style:style style:name="T459" style:parent-style-name="DefaultParagraphFont" style:family="text">
      <style:text-properties style:font-name="Times New Roman" style:font-name-asian="Times New Roman" style:font-name-complex="Times New Roman" style:letter-kerning="false"/>
    </style:style>
    <style:style style:name="T460" style:parent-style-name="DefaultParagraphFont" style:family="text">
      <style:text-properties style:font-name="Times New Roman" style:font-name-asian="Times New Roman" style:font-name-complex="Times New Roman" style:letter-kerning="false"/>
    </style:style>
    <style:style style:name="T461"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62" style:parent-style-name="DefaultParagraphFont" style:family="text">
      <style:text-properties style:font-name="Times New Roman" style:font-name-asian="Times New Roman" style:font-name-complex="Times New Roman" style:letter-kerning="false"/>
    </style:style>
    <style:style style:name="T46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64" style:parent-style-name="DefaultParagraphFont" style:family="text">
      <style:text-properties style:font-name="Times New Roman" style:font-name-asian="Times New Roman" style:font-name-complex="Times New Roman" style:letter-kerning="false"/>
    </style:style>
    <style:style style:name="T465"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66" style:parent-style-name="DefaultParagraphFont" style:family="text">
      <style:text-properties style:font-name="Times New Roman" style:font-name-asian="Times New Roman" style:font-name-complex="Times New Roman" style:letter-kerning="false"/>
    </style:style>
    <style:style style:name="T46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68" style:parent-style-name="DefaultParagraphFont" style:family="text">
      <style:text-properties style:font-name="Times New Roman" style:font-name-asian="Times New Roman" style:font-name-complex="Times New Roman" style:letter-kerning="false"/>
    </style:style>
    <style:style style:name="P469" style:parent-style-name="Normal" style:family="paragraph">
      <style:paragraph-properties fo:margin-top="0.0694in" fo:margin-bottom="0.0694in" fo:line-height="100%"/>
    </style:style>
    <style:style style:name="T47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71" style:parent-style-name="DefaultParagraphFont" style:family="text">
      <style:text-properties style:font-name="Times New Roman" style:font-name-asian="Times New Roman" style:font-name-complex="Times New Roman" style:letter-kerning="false"/>
    </style:style>
    <style:style style:name="T472" style:parent-style-name="DefaultParagraphFont" style:family="text">
      <style:text-properties style:font-name="Times New Roman" style:font-name-asian="Times New Roman" style:font-name-complex="Times New Roman" style:letter-kerning="false"/>
    </style:style>
    <style:style style:name="T473" style:parent-style-name="DefaultParagraphFont" style:family="text">
      <style:text-properties style:font-name="Times New Roman" style:font-name-asian="Times New Roman" style:font-name-complex="Times New Roman" style:letter-kerning="false"/>
    </style:style>
    <style:style style:name="T474"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475" style:parent-style-name="DefaultParagraphFont" style:family="text">
      <style:text-properties style:font-name="Times New Roman" style:font-name-asian="Times New Roman" style:font-name-complex="Times New Roman" style:letter-kerning="false"/>
    </style:style>
    <style:style style:name="T47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77" style:parent-style-name="DefaultParagraphFont" style:family="text">
      <style:text-properties style:font-name="Times New Roman" style:font-name-asian="Times New Roman" style:font-name-complex="Times New Roman" style:letter-kerning="false"/>
    </style:style>
    <style:style style:name="T47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79" style:parent-style-name="DefaultParagraphFont" style:family="text">
      <style:text-properties style:font-name="Times New Roman" style:font-name-asian="Times New Roman" style:font-name-complex="Times New Roman" style:letter-kerning="false"/>
    </style:style>
    <style:style style:name="T480"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481" style:parent-style-name="DefaultParagraphFont" style:family="text">
      <style:text-properties style:font-name="Times New Roman" style:font-name-asian="Times New Roman" style:font-name-complex="Times New Roman" style:letter-kerning="false"/>
    </style:style>
    <style:style style:name="T48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P48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484" style:parent-style-name="Normal" style:family="paragraph">
      <style:paragraph-properties fo:margin-top="0.0694in" fo:margin-bottom="0.0694in" fo:line-height="100%"/>
    </style:style>
    <style:style style:name="T485"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86" style:parent-style-name="DefaultParagraphFont" style:family="text">
      <style:text-properties style:font-name="Times New Roman" style:font-name-asian="Times New Roman" style:font-name-complex="Times New Roman" style:letter-kerning="false"/>
    </style:style>
    <style:style style:name="T487" style:parent-style-name="DefaultParagraphFont" style:family="text">
      <style:text-properties style:font-name="Times New Roman" style:font-name-asian="Times New Roman" style:font-name-complex="Times New Roman" style:letter-kerning="false"/>
    </style:style>
    <style:style style:name="T488" style:parent-style-name="DefaultParagraphFont" style:family="text">
      <style:text-properties style:font-name="Times New Roman" style:font-name-asian="Times New Roman" style:font-name-complex="Times New Roman" style:letter-kerning="false"/>
    </style:style>
    <style:style style:name="T489" style:parent-style-name="DefaultParagraphFont" style:family="text">
      <style:text-properties style:font-name="Times New Roman" style:font-name-asian="Times New Roman" style:font-name-complex="Times New Roman" style:letter-kerning="false"/>
    </style:style>
    <style:style style:name="T490" style:parent-style-name="DefaultParagraphFont" style:family="text">
      <style:text-properties style:font-name="Times New Roman" style:font-name-asian="Times New Roman" style:font-name-complex="Times New Roman" style:letter-kerning="false"/>
    </style:style>
    <style:style style:name="T491" style:parent-style-name="DefaultParagraphFont" style:family="text">
      <style:text-properties style:font-name="Times New Roman" style:font-name-asian="Times New Roman" style:font-name-complex="Times New Roman" style:letter-kerning="false"/>
    </style:style>
    <style:style style:name="T49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93" style:parent-style-name="DefaultParagraphFont" style:family="text">
      <style:text-properties style:font-name="Times New Roman" style:font-name-asian="Times New Roman" style:font-name-complex="Times New Roman" style:letter-kerning="false"/>
    </style:style>
    <style:style style:name="T49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95" style:parent-style-name="DefaultParagraphFont" style:family="text">
      <style:text-properties style:font-name="Times New Roman" style:font-name-asian="Times New Roman" style:font-name-complex="Times New Roman" style:letter-kerning="false"/>
    </style:style>
    <style:style style:name="P496" style:parent-style-name="Normal" style:family="paragraph">
      <style:paragraph-properties fo:margin-top="0.0694in" fo:margin-bottom="0.0694in" fo:line-height="100%"/>
    </style:style>
    <style:style style:name="T49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98" style:parent-style-name="DefaultParagraphFont" style:family="text">
      <style:text-properties style:font-name="Times New Roman" style:font-name-asian="Times New Roman" style:font-name-complex="Times New Roman" style:letter-kerning="false"/>
    </style:style>
    <style:style style:name="T499" style:parent-style-name="DefaultParagraphFont" style:family="text">
      <style:text-properties style:font-name="Times New Roman" style:font-name-asian="Times New Roman" style:font-name-complex="Times New Roman" style:letter-kerning="false"/>
    </style:style>
    <style:style style:name="T500" style:parent-style-name="DefaultParagraphFont" style:family="text">
      <style:text-properties style:font-name="Times New Roman" style:font-name-asian="Times New Roman" style:font-name-complex="Times New Roman" style:letter-kerning="false"/>
    </style:style>
    <style:style style:name="T501" style:parent-style-name="DefaultParagraphFont" style:family="text">
      <style:text-properties style:font-name="Times New Roman" style:font-name-asian="Times New Roman" style:font-name-complex="Times New Roman" style:letter-kerning="false"/>
    </style:style>
    <style:style style:name="T502" style:parent-style-name="DefaultParagraphFont" style:family="text">
      <style:text-properties style:font-name="Times New Roman" style:font-name-asian="Times New Roman" style:font-name-complex="Times New Roman" style:letter-kerning="false"/>
    </style:style>
    <style:style style:name="T50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04" style:parent-style-name="DefaultParagraphFont" style:family="text">
      <style:text-properties style:font-name="Times New Roman" style:font-name-asian="Times New Roman" style:font-name-complex="Times New Roman" style:letter-kerning="false"/>
    </style:style>
    <style:style style:name="T505"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06" style:parent-style-name="DefaultParagraphFont" style:family="text">
      <style:text-properties style:font-name="Times New Roman" style:font-name-asian="Times New Roman" style:font-name-complex="Times New Roman" style:letter-kerning="false"/>
    </style:style>
    <style:style style:name="T50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08" style:parent-style-name="DefaultParagraphFont" style:family="text">
      <style:text-properties style:font-name="Times New Roman" style:font-name-asian="Times New Roman" style:font-name-complex="Times New Roman" style:letter-kerning="false"/>
    </style:style>
    <style:style style:name="T509"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10" style:parent-style-name="DefaultParagraphFont" style:family="text">
      <style:text-properties style:font-name="Times New Roman" style:font-name-asian="Times New Roman" style:font-name-complex="Times New Roman" style:letter-kerning="false"/>
    </style:style>
    <style:style style:name="T511"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12" style:parent-style-name="DefaultParagraphFont" style:family="text">
      <style:text-properties style:font-name="Times New Roman" style:font-name-asian="Times New Roman" style:font-name-complex="Times New Roman" style:letter-kerning="false"/>
    </style:style>
    <style:style style:name="P513" style:parent-style-name="Normal" style:family="paragraph">
      <style:paragraph-properties fo:margin-top="0.0694in" fo:margin-bottom="0.0694in" fo:line-height="100%"/>
    </style:style>
    <style:style style:name="T51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15" style:parent-style-name="DefaultParagraphFont" style:family="text">
      <style:text-properties style:font-name="Times New Roman" style:font-name-asian="Times New Roman" style:font-name-complex="Times New Roman" style:letter-kerning="false"/>
    </style:style>
    <style:style style:name="T516" style:parent-style-name="DefaultParagraphFont" style:family="text">
      <style:text-properties style:font-name="Times New Roman" style:font-name-asian="Times New Roman" style:font-name-complex="Times New Roman" style:letter-kerning="false"/>
    </style:style>
    <style:style style:name="T517" style:parent-style-name="DefaultParagraphFont" style:family="text">
      <style:text-properties style:font-name="Times New Roman" style:font-name-asian="Times New Roman" style:font-name-complex="Times New Roman" style:letter-kerning="false"/>
    </style:style>
    <style:style style:name="T518"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19" style:parent-style-name="DefaultParagraphFont" style:family="text">
      <style:text-properties style:font-name="Times New Roman" style:font-name-asian="Times New Roman" style:font-name-complex="Times New Roman" style:letter-kerning="false"/>
    </style:style>
    <style:style style:name="T52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21" style:parent-style-name="DefaultParagraphFont" style:family="text">
      <style:text-properties style:font-name="Times New Roman" style:font-name-asian="Times New Roman" style:font-name-complex="Times New Roman" style:letter-kerning="false"/>
    </style:style>
    <style:style style:name="T522" style:parent-style-name="DefaultParagraphFont" style:family="text">
      <style:text-properties style:font-name="Times New Roman" style:font-name-asian="Times New Roman" style:font-name-complex="Times New Roman" style:letter-kerning="false"/>
    </style:style>
    <style:style style:name="T52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24" style:parent-style-name="DefaultParagraphFont" style:family="text">
      <style:text-properties style:font-name="Times New Roman" style:font-name-asian="Times New Roman" style:font-name-complex="Times New Roman" style:letter-kerning="false"/>
    </style:style>
    <style:style style:name="T525"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26" style:parent-style-name="DefaultParagraphFont" style:family="text">
      <style:text-properties style:font-name="Times New Roman" style:font-name-asian="Times New Roman" style:font-name-complex="Times New Roman" style:letter-kerning="false"/>
    </style:style>
    <style:style style:name="P527" style:parent-style-name="Normal" style:family="paragraph">
      <style:paragraph-properties fo:margin-top="0.0694in" fo:margin-bottom="0.0694in" fo:line-height="100%"/>
    </style:style>
    <style:style style:name="T52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29" style:parent-style-name="DefaultParagraphFont" style:family="text">
      <style:text-properties style:font-name="Times New Roman" style:font-name-asian="Times New Roman" style:font-name-complex="Times New Roman" style:letter-kerning="false"/>
    </style:style>
    <style:style style:name="T530" style:parent-style-name="DefaultParagraphFont" style:family="text">
      <style:text-properties style:font-name="Times New Roman" style:font-name-asian="Times New Roman" style:font-name-complex="Times New Roman" style:letter-kerning="false"/>
    </style:style>
    <style:style style:name="T531"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32" style:parent-style-name="DefaultParagraphFont" style:family="text">
      <style:text-properties style:font-name="Times New Roman" style:font-name-asian="Times New Roman" style:font-name-complex="Times New Roman" style:letter-kerning="false"/>
    </style:style>
    <style:style style:name="T533"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34" style:parent-style-name="DefaultParagraphFont" style:family="text">
      <style:text-properties style:font-name="Times New Roman" style:font-name-asian="Times New Roman" style:font-name-complex="Times New Roman" style:letter-kerning="false"/>
    </style:style>
    <style:style style:name="T535"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36" style:parent-style-name="DefaultParagraphFont" style:family="text">
      <style:text-properties style:font-name="Times New Roman" style:font-name-asian="Times New Roman" style:font-name-complex="Times New Roman" style:letter-kerning="false"/>
    </style:style>
    <style:style style:name="T537"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38" style:parent-style-name="DefaultParagraphFont" style:family="text">
      <style:text-properties style:font-name="Times New Roman" style:font-name-asian="Times New Roman" style:font-name-complex="Times New Roman" style:letter-kerning="false"/>
    </style:style>
    <style:style style:name="T539"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40" style:parent-style-name="DefaultParagraphFont" style:family="text">
      <style:text-properties style:font-name="Times New Roman" style:font-name-asian="Times New Roman" style:font-name-complex="Times New Roman" style:letter-kerning="false"/>
    </style:style>
    <style:style style:name="T541"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42" style:parent-style-name="DefaultParagraphFont" style:family="text">
      <style:text-properties style:font-name="Times New Roman" style:font-name-asian="Times New Roman" style:font-name-complex="Times New Roman" style:letter-kerning="false"/>
    </style:style>
    <style:style style:name="T54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44" style:parent-style-name="DefaultParagraphFont" style:family="text">
      <style:text-properties style:font-name="Times New Roman" style:font-name-asian="Times New Roman" style:font-name-complex="Times New Roman" style:letter-kerning="false"/>
    </style:style>
    <style:style style:name="P54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546" style:parent-style-name="Normal" style:family="paragraph">
      <style:paragraph-properties fo:margin-top="0.0694in" fo:margin-bottom="0.0694in" fo:line-height="100%"/>
    </style:style>
    <style:style style:name="T547" style:parent-style-name="DefaultParagraphFont" style:family="text">
      <style:text-properties style:font-name="Times New Roman" style:font-name-asian="Times New Roman" style:font-name-complex="Times New Roman" style:letter-kerning="false"/>
    </style:style>
    <style:style style:name="T54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49" style:parent-style-name="DefaultParagraphFont" style:family="text">
      <style:text-properties style:font-name="Times New Roman" style:font-name-asian="Times New Roman" style:font-name-complex="Times New Roman" style:letter-kerning="false"/>
    </style:style>
    <style:style style:name="T55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51" style:parent-style-name="DefaultParagraphFont" style:family="text">
      <style:text-properties style:font-name="Times New Roman" style:font-name-asian="Times New Roman" style:font-name-complex="Times New Roman" style:letter-kerning="false"/>
    </style:style>
    <style:style style:name="T55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53" style:parent-style-name="DefaultParagraphFont" style:family="text">
      <style:text-properties style:font-name="Times New Roman" style:font-name-asian="Times New Roman" style:font-name-complex="Times New Roman" style:letter-kerning="false"/>
    </style:style>
    <style:style style:name="P554" style:parent-style-name="Normal" style:family="paragraph">
      <style:paragraph-properties fo:margin-top="0.0694in" fo:margin-bottom="0.0694in" fo:line-height="100%"/>
    </style:style>
    <style:style style:name="T555" style:parent-style-name="DefaultParagraphFont" style:family="text">
      <style:text-properties style:font-name="Times New Roman" style:font-name-asian="Times New Roman" style:font-name-complex="Times New Roman" style:letter-kerning="false"/>
    </style:style>
    <style:style style:name="T556"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57" style:parent-style-name="DefaultParagraphFont" style:family="text">
      <style:text-properties style:font-name="Times New Roman" style:font-name-asian="Times New Roman" style:font-name-complex="Times New Roman" style:letter-kerning="false"/>
    </style:style>
    <style:style style:name="T55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59" style:parent-style-name="DefaultParagraphFont" style:family="text">
      <style:text-properties style:font-name="Times New Roman" style:font-name-asian="Times New Roman" style:font-name-complex="Times New Roman" style:letter-kerning="false"/>
    </style:style>
    <style:style style:name="T56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61" style:parent-style-name="DefaultParagraphFont" style:family="text">
      <style:text-properties style:font-name="Times New Roman" style:font-name-asian="Times New Roman" style:font-name-complex="Times New Roman" style:letter-kerning="false"/>
    </style:style>
    <style:style style:name="T562"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63" style:parent-style-name="DefaultParagraphFont" style:family="text">
      <style:text-properties style:font-name="Times New Roman" style:font-name-asian="Times New Roman" style:font-name-complex="Times New Roman" style:letter-kerning="false"/>
    </style:style>
    <style:style style:name="T56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65" style:parent-style-name="DefaultParagraphFont" style:family="text">
      <style:text-properties style:font-name="Times New Roman" style:font-name-asian="Times New Roman" style:font-name-complex="Times New Roman" style:letter-kerning="false"/>
    </style:style>
    <style:style style:name="P566" style:parent-style-name="Normal" style:family="paragraph">
      <style:paragraph-properties fo:margin-top="0.0694in" fo:margin-bottom="0.0694in" fo:line-height="100%"/>
    </style:style>
    <style:style style:name="T567" style:parent-style-name="DefaultParagraphFont" style:family="text">
      <style:text-properties style:font-name="Times New Roman" style:font-name-asian="Times New Roman" style:font-name-complex="Times New Roman" style:letter-kerning="false"/>
    </style:style>
    <style:style style:name="T56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69" style:parent-style-name="DefaultParagraphFont" style:family="text">
      <style:text-properties style:font-name="Times New Roman" style:font-name-asian="Times New Roman" style:font-name-complex="Times New Roman" style:letter-kerning="false"/>
    </style:style>
    <style:style style:name="T57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71" style:parent-style-name="DefaultParagraphFont" style:family="text">
      <style:text-properties style:font-name="Times New Roman" style:font-name-asian="Times New Roman" style:font-name-complex="Times New Roman" style:letter-kerning="false"/>
    </style:style>
    <style:style style:name="T572"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573" style:parent-style-name="DefaultParagraphFont" style:family="text">
      <style:text-properties style:font-name="Times New Roman" style:font-name-asian="Times New Roman" style:font-name-complex="Times New Roman" style:letter-kerning="false"/>
    </style:style>
    <style:style style:name="P574" style:parent-style-name="Normal" style:family="paragraph">
      <style:paragraph-properties fo:border-top="none" fo:border-left="none" fo:border-bottom="0.0208in solid #000000" fo:border-right="none" fo:padding-top="0in" fo:padding-left="0in" fo:padding-bottom="0.0138in" fo:padding-right="0in" style:shadow="none" fo:margin-top="0.0694in" fo:margin-bottom="0.0694in" fo:line-height="100%"/>
    </style:style>
    <style:style style:name="T575" style:parent-style-name="DefaultParagraphFont" style:family="text">
      <style:text-properties style:font-name="Times New Roman" style:font-name-asian="Times New Roman" style:font-name-complex="Times New Roman" style:letter-kerning="false"/>
    </style:style>
    <style:style style:name="T57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77" style:parent-style-name="DefaultParagraphFont" style:family="text">
      <style:text-properties style:font-name="Times New Roman" style:font-name-asian="Times New Roman" style:font-name-complex="Times New Roman" style:letter-kerning="false"/>
    </style:style>
    <style:style style:name="T57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79" style:parent-style-name="DefaultParagraphFont" style:family="text">
      <style:text-properties style:font-name="Times New Roman" style:font-name-asian="Times New Roman" style:font-name-complex="Times New Roman" style:letter-kerning="false"/>
    </style:style>
    <style:style style:name="T58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81" style:parent-style-name="DefaultParagraphFont" style:family="text">
      <style:text-properties style:font-name="Times New Roman" style:font-name-asian="Times New Roman" style:font-name-complex="Times New Roman" style:letter-kerning="false"/>
    </style:style>
    <style:style style:name="P582"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83"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84"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85"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86"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87"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88"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89"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90"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91"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92"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93"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94"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95"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96"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97"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98"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599"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600"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601"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602"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603"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604"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P605" style:parent-style-name="Normal" style:family="paragraph">
      <style:paragraph-properties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TableColumn607" style:family="table-column">
      <style:table-column-properties style:column-width="0.8319in"/>
    </style:style>
    <style:style style:name="TableColumn608" style:family="table-column">
      <style:table-column-properties style:column-width="1.3076in"/>
    </style:style>
    <style:style style:name="TableColumn609" style:family="table-column">
      <style:table-column-properties style:column-width="2.0555in"/>
    </style:style>
    <style:style style:name="TableColumn610" style:family="table-column">
      <style:table-column-properties style:column-width="0.9784in"/>
    </style:style>
    <style:style style:name="TableColumn611" style:family="table-column">
      <style:table-column-properties style:column-width="1.4402in"/>
    </style:style>
    <style:style style:name="TableColumn612" style:family="table-column">
      <style:table-column-properties style:column-width="0.8819in"/>
    </style:style>
    <style:style style:name="Table606" style:family="table">
      <style:table-properties style:width="7.4958in" fo:margin-left="0in" table:align="left"/>
    </style:style>
    <style:style style:name="TableRow613" style:family="table-row">
      <style:table-row-properties/>
    </style:style>
    <style:style style:name="TableCell614" style:family="table-cell">
      <style:table-cell-properties fo:border-top="0.0034in solid #000000" fo:border-left="0.0034in solid #000000" fo:border-bottom="0.0104in solid #000000" fo:border-right="0.0034in solid #000000" style:writing-mode="lr-tb" style:vertical-align="bottom" fo:padding-top="0in" fo:padding-left="0in" fo:padding-bottom="0.0951in" fo:padding-right="0.2187in"/>
    </style:style>
    <style:style style:name="P615"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Cell616" style:family="table-cell">
      <style:table-cell-properties fo:border-top="0.0034in solid #000000" fo:border-left="0.0034in solid #000000" fo:border-bottom="0.0104in solid #000000" fo:border-right="0.0034in solid #000000" style:writing-mode="lr-tb" style:vertical-align="bottom" fo:padding-top="0in" fo:padding-left="0.0951in" fo:padding-bottom="0.0951in" fo:padding-right="0.2187in"/>
    </style:style>
    <style:style style:name="P617"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Cell618" style:family="table-cell">
      <style:table-cell-properties fo:border-top="0.0034in solid #000000" fo:border-left="0.0034in solid #000000" fo:border-bottom="0.0104in solid #000000" fo:border-right="0.0034in solid #000000" style:writing-mode="lr-tb" style:vertical-align="bottom" fo:padding-top="0in" fo:padding-left="0.0951in" fo:padding-bottom="0.0951in" fo:padding-right="0.2187in"/>
    </style:style>
    <style:style style:name="P619"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Cell620" style:family="table-cell">
      <style:table-cell-properties fo:border-top="0.0034in solid #000000" fo:border-left="0.0034in solid #000000" fo:border-bottom="0.0104in solid #000000" fo:border-right="0.0034in solid #000000" style:writing-mode="lr-tb" style:vertical-align="bottom" fo:padding-top="0in" fo:padding-left="0.0951in" fo:padding-bottom="0.0951in" fo:padding-right="0.2187in"/>
    </style:style>
    <style:style style:name="P621"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Cell622" style:family="table-cell">
      <style:table-cell-properties fo:border-top="0.0034in solid #000000" fo:border-left="0.0034in solid #000000" fo:border-bottom="0.0104in solid #000000" fo:border-right="0.0034in solid #000000" style:writing-mode="lr-tb" style:vertical-align="bottom" fo:padding-top="0in" fo:padding-left="0.0951in" fo:padding-bottom="0.0951in" fo:padding-right="0.2187in"/>
    </style:style>
    <style:style style:name="P623"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Cell624" style:family="table-cell">
      <style:table-cell-properties fo:border-top="0.0034in solid #000000" fo:border-left="0.0034in solid #000000" fo:border-bottom="0.0104in solid #000000" fo:border-right="0.0034in solid #000000" style:writing-mode="lr-tb" style:vertical-align="bottom" fo:padding-top="0in" fo:padding-left="0.0951in" fo:padding-bottom="0.0951in" fo:padding-right="0in"/>
    </style:style>
    <style:style style:name="P625"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Row626" style:family="table-row">
      <style:table-row-properties/>
    </style:style>
    <style:style style:name="TableCell627" style:family="table-cell">
      <style:table-cell-properties fo:border-top="none" fo:border-left="0.0034in solid #000000" fo:border-bottom="0.0034in solid #000000" fo:border-right="none" style:writing-mode="lr-tb" style:vertical-align="bottom" fo:padding-top="0.0951in" fo:padding-left="0in" fo:padding-bottom="0.2187in" fo:padding-right="0.2187in"/>
    </style:style>
    <style:style style:name="P628"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629" style:family="table-cell">
      <style:table-cell-properties fo:border-top="none" fo:border-left="none" fo:border-bottom="0.0034in solid #000000" fo:border-right="none" style:writing-mode="lr-tb" style:vertical-align="bottom" fo:padding-top="0.0951in" fo:padding-left="0.0951in" fo:padding-bottom="0.2187in" fo:padding-right="0.2187in"/>
    </style:style>
    <style:style style:name="P630" style:parent-style-name="Normal" style:family="paragraph">
      <style:paragraph-properties fo:margin-bottom="0in" fo:line-height="100%"/>
    </style:style>
    <style:style style:name="T631"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32"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633"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34"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35"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636"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37"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ableCell638" style:family="table-cell">
      <style:table-cell-properties fo:border-top="none" fo:border-left="none" fo:border-bottom="0.0034in solid #000000" fo:border-right="none" style:writing-mode="lr-tb" style:vertical-align="bottom" fo:padding-top="0.0951in" fo:padding-left="0.0951in" fo:padding-bottom="0.2187in" fo:padding-right="0.2187in"/>
    </style:style>
    <style:style style:name="P639" style:parent-style-name="Normal" style:family="paragraph">
      <style:paragraph-properties fo:margin-bottom="0in" fo:line-height="100%"/>
    </style:style>
    <style:style style:name="T640"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41"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642"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43"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44"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645"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46"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47"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648"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49"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50"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651"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ableCell652" style:family="table-cell">
      <style:table-cell-properties fo:border-top="none" fo:border-left="none" fo:border-bottom="0.0034in solid #000000" fo:border-right="none" style:writing-mode="lr-tb" style:vertical-align="bottom" fo:padding-top="0.0951in" fo:padding-left="0.0951in" fo:padding-bottom="0.2187in" fo:padding-right="0.2187in"/>
    </style:style>
    <style:style style:name="P653"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654" style:family="table-cell">
      <style:table-cell-properties fo:border-top="none" fo:border-left="none" fo:border-bottom="0.0034in solid #000000" fo:border-right="none" style:writing-mode="lr-tb" style:vertical-align="bottom" fo:padding-top="0.0951in" fo:padding-left="0.0951in" fo:padding-bottom="0.2187in" fo:padding-right="0.2187in"/>
    </style:style>
    <style:style style:name="P655" style:parent-style-name="Normal" style:family="paragraph">
      <style:paragraph-properties fo:margin-bottom="0in" fo:line-height="100%"/>
    </style:style>
    <style:style style:name="T656"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57"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658"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59"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60"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661"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62"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63"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664"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65"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66"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0.5pt" style:font-size-asian="10.5pt" style:font-size-complex="10.5pt"/>
    </style:style>
    <style:style style:name="T667"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ableCell668" style:family="table-cell">
      <style:table-cell-properties fo:border-top="none" fo:border-left="none" fo:border-bottom="0.0034in solid #000000" fo:border-right="0.0034in solid #000000" style:writing-mode="lr-tb" style:vertical-align="bottom" fo:padding-top="0.0951in" fo:padding-left="0.0951in" fo:padding-bottom="0.2187in" fo:padding-right="0in"/>
    </style:style>
    <style:style style:name="P669" style:parent-style-name="Normal" style:family="paragraph">
      <style:paragraph-properties fo:margin-bottom="0in" fo:line-height="100%"/>
    </style:style>
    <style:style style:name="T670"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71"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72"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673"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674"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P675" style:parent-style-name="Normal" style:family="paragraph">
      <style:paragraph-properties fo:margin-top="0.1458in"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TableColumn677" style:family="table-column">
      <style:table-column-properties style:column-width="1.1854in"/>
    </style:style>
    <style:style style:name="TableColumn678" style:family="table-column">
      <style:table-column-properties style:column-width="2.3312in"/>
    </style:style>
    <style:style style:name="TableColumn679" style:family="table-column">
      <style:table-column-properties style:column-width="1.9888in"/>
    </style:style>
    <style:style style:name="TableColumn680" style:family="table-column">
      <style:table-column-properties style:column-width="1.9902in"/>
    </style:style>
    <style:style style:name="Table676" style:family="table">
      <style:table-properties style:width="7.4958in" fo:margin-left="0in" table:align="left"/>
    </style:style>
    <style:style style:name="TableRow681" style:family="table-row">
      <style:table-row-properties/>
    </style:style>
    <style:style style:name="TableCell682" style:family="table-cell">
      <style:table-cell-properties fo:border-top="0.0034in solid #000000" fo:border-left="0.0034in solid #000000" fo:border-bottom="0.0104in solid #000000" fo:border-right="0.0034in solid #000000" style:writing-mode="lr-tb" style:vertical-align="bottom" fo:padding-top="0in" fo:padding-left="0in" fo:padding-bottom="0.0951in" fo:padding-right="0.2187in"/>
    </style:style>
    <style:style style:name="P683"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Cell684" style:family="table-cell">
      <style:table-cell-properties fo:border-top="0.0034in solid #000000" fo:border-left="0.0034in solid #000000" fo:border-bottom="0.0104in solid #000000" fo:border-right="0.0034in solid #000000" style:writing-mode="lr-tb" style:vertical-align="bottom" fo:padding-top="0in" fo:padding-left="0.0951in" fo:padding-bottom="0.0951in" fo:padding-right="0.2187in"/>
    </style:style>
    <style:style style:name="P685"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Cell686" style:family="table-cell">
      <style:table-cell-properties fo:border-top="0.0034in solid #000000" fo:border-left="0.0034in solid #000000" fo:border-bottom="0.0104in solid #000000" fo:border-right="0.0034in solid #000000" style:writing-mode="lr-tb" style:vertical-align="bottom" fo:padding-top="0in" fo:padding-left="0.0951in" fo:padding-bottom="0.0951in" fo:padding-right="0.2187in"/>
    </style:style>
    <style:style style:name="P687"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Cell688" style:family="table-cell">
      <style:table-cell-properties fo:border-top="0.0034in solid #000000" fo:border-left="0.0034in solid #000000" fo:border-bottom="0.0104in solid #000000" fo:border-right="0.0034in solid #000000" style:writing-mode="lr-tb" style:vertical-align="bottom" fo:padding-top="0in" fo:padding-left="0.0951in" fo:padding-bottom="0.0951in" fo:padding-right="0in"/>
    </style:style>
    <style:style style:name="P689"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Row690" style:family="table-row">
      <style:table-row-properties/>
    </style:style>
    <style:style style:name="TableCell691"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692"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693"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694"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695"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696"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697"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698"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699" style:family="table-row">
      <style:table-row-properties/>
    </style:style>
    <style:style style:name="TableCell700"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701"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02"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03" style:parent-style-name="Normal" style:family="paragraph">
      <style:paragraph-properties fo:margin-bottom="0in" fo:line-height="100%"/>
    </style:style>
    <style:style style:name="T704"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705"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706"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ableCell707"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08"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09"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710"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711" style:family="table-row">
      <style:table-row-properties/>
    </style:style>
    <style:style style:name="TableCell712"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713"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14"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15" style:parent-style-name="Normal" style:family="paragraph">
      <style:paragraph-properties fo:margin-bottom="0in" fo:line-height="100%"/>
    </style:style>
    <style:style style:name="T716"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717"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718"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ableCell719"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20"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21"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722"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723" style:family="table-row">
      <style:table-row-properties/>
    </style:style>
    <style:style style:name="TableCell724"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725"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26"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27"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28"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29"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30"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731"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732" style:family="table-row">
      <style:table-row-properties/>
    </style:style>
    <style:style style:name="TableCell733"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734"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35"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36" style:parent-style-name="Normal" style:family="paragraph">
      <style:paragraph-properties fo:margin-bottom="0in" fo:line-height="100%"/>
    </style:style>
    <style:style style:name="T737"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738"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739"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ableCell740"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41"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42"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743"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744" style:family="table-row">
      <style:table-row-properties/>
    </style:style>
    <style:style style:name="TableCell745"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746"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47"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48"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49"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50"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51"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752"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753" style:family="table-row">
      <style:table-row-properties/>
    </style:style>
    <style:style style:name="TableCell754"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755"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56"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57"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58"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59"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60"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761" style:parent-style-name="Normal" style:family="paragraph">
      <style:paragraph-properties fo:margin-bottom="0in" fo:line-height="100%"/>
    </style:style>
    <style:style style:name="T762"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763"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764"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ableRow765" style:family="table-row">
      <style:table-row-properties/>
    </style:style>
    <style:style style:name="TableCell766" style:family="table-cell">
      <style:table-cell-properties fo:border-top="none" fo:border-left="0.0034in solid #000000" fo:border-bottom="0.0034in solid #000000" fo:border-right="none" style:writing-mode="lr-tb" style:vertical-align="bottom" fo:padding-top="0.0951in" fo:padding-left="0in" fo:padding-bottom="0.2187in" fo:padding-right="0.2187in"/>
    </style:style>
    <style:style style:name="P767"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68" style:family="table-cell">
      <style:table-cell-properties fo:border-top="none" fo:border-left="none" fo:border-bottom="0.0034in solid #000000" fo:border-right="none" style:writing-mode="lr-tb" style:vertical-align="bottom" fo:padding-top="0.0951in" fo:padding-left="0.0951in" fo:padding-bottom="0.2187in" fo:padding-right="0.2187in"/>
    </style:style>
    <style:style style:name="P769"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70" style:family="table-cell">
      <style:table-cell-properties fo:border-top="none" fo:border-left="none" fo:border-bottom="0.0034in solid #000000" fo:border-right="none" style:writing-mode="lr-tb" style:vertical-align="bottom" fo:padding-top="0.0951in" fo:padding-left="0.0951in" fo:padding-bottom="0.2187in" fo:padding-right="0.2187in"/>
    </style:style>
    <style:style style:name="P771"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72" style:family="table-cell">
      <style:table-cell-properties fo:border-top="none" fo:border-left="none" fo:border-bottom="0.0034in solid #000000" fo:border-right="0.0034in solid #000000" style:writing-mode="lr-tb" style:vertical-align="bottom" fo:padding-top="0.0951in" fo:padding-left="0.0951in" fo:padding-bottom="0.2187in" fo:padding-right="0in"/>
    </style:style>
    <style:style style:name="P773"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P774" style:parent-style-name="Normal" style:family="paragraph">
      <style:paragraph-properties fo:margin-top="0.1458in" fo:margin-bottom="0.0368in" fo:line-height="100%" fo:background-color="#FFFFFF">
        <style:background-fill draw:fill="solid" draw:fill-color="#FFFFFF"/>
      </style:paragraph-properties>
      <style:text-properties style:font-name="Segoe UI Variable Text" style:font-name-asian="Times New Roman" style:font-name-complex="Times New Roman" fo:font-weight="bold" style:font-weight-asian="bold" style:font-weight-complex="bold" fo:color="#0D0D0D" style:letter-kerning="false" fo:font-size="13pt" style:font-size-asian="13pt" style:font-size-complex="13pt"/>
    </style:style>
    <style:style style:name="TableColumn776" style:family="table-column">
      <style:table-column-properties style:column-width="1.0437in"/>
    </style:style>
    <style:style style:name="TableColumn777" style:family="table-column">
      <style:table-column-properties style:column-width="2.0562in"/>
    </style:style>
    <style:style style:name="TableColumn778" style:family="table-column">
      <style:table-column-properties style:column-width="2.1347in"/>
    </style:style>
    <style:style style:name="TableColumn779" style:family="table-column">
      <style:table-column-properties style:column-width="2.2611in"/>
    </style:style>
    <style:style style:name="Table775" style:family="table">
      <style:table-properties style:width="7.4958in" fo:margin-left="0in" table:align="left"/>
    </style:style>
    <style:style style:name="TableRow780" style:family="table-row">
      <style:table-row-properties/>
    </style:style>
    <style:style style:name="TableCell781" style:family="table-cell">
      <style:table-cell-properties fo:border-top="0.0034in solid #000000" fo:border-left="0.0034in solid #000000" fo:border-bottom="0.0104in solid #000000" fo:border-right="0.0034in solid #000000" style:writing-mode="lr-tb" style:vertical-align="bottom" fo:padding-top="0in" fo:padding-left="0in" fo:padding-bottom="0.0951in" fo:padding-right="0.2187in"/>
    </style:style>
    <style:style style:name="P782"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Cell783" style:family="table-cell">
      <style:table-cell-properties fo:border-top="0.0034in solid #000000" fo:border-left="0.0034in solid #000000" fo:border-bottom="0.0104in solid #000000" fo:border-right="0.0034in solid #000000" style:writing-mode="lr-tb" style:vertical-align="bottom" fo:padding-top="0in" fo:padding-left="0.0951in" fo:padding-bottom="0.0951in" fo:padding-right="0.2187in"/>
    </style:style>
    <style:style style:name="P784"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Cell785" style:family="table-cell">
      <style:table-cell-properties fo:border-top="0.0034in solid #000000" fo:border-left="0.0034in solid #000000" fo:border-bottom="0.0104in solid #000000" fo:border-right="0.0034in solid #000000" style:writing-mode="lr-tb" style:vertical-align="bottom" fo:padding-top="0in" fo:padding-left="0.0951in" fo:padding-bottom="0.0951in" fo:padding-right="0.2187in"/>
    </style:style>
    <style:style style:name="P786"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Cell787" style:family="table-cell">
      <style:table-cell-properties fo:border-top="0.0034in solid #000000" fo:border-left="0.0034in solid #000000" fo:border-bottom="0.0104in solid #000000" fo:border-right="0.0034in solid #000000" style:writing-mode="lr-tb" style:vertical-align="bottom" fo:padding-top="0in" fo:padding-left="0.0951in" fo:padding-bottom="0.0951in" fo:padding-right="0in"/>
    </style:style>
    <style:style style:name="P788" style:parent-style-name="Normal" style:family="paragraph">
      <style:paragraph-properties fo:text-align="center" fo:margin-bottom="0in" style:line-height-at-least="0.1458in"/>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ableRow789" style:family="table-row">
      <style:table-row-properties/>
    </style:style>
    <style:style style:name="TableCell790"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791"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92"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93"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94"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795"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796"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797"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798" style:family="table-row">
      <style:table-row-properties/>
    </style:style>
    <style:style style:name="TableCell799"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800"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01"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02"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03"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04"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05"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806"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807" style:family="table-row">
      <style:table-row-properties/>
    </style:style>
    <style:style style:name="TableCell808"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809"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10"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11"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12"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13"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14"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815"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816" style:family="table-row">
      <style:table-row-properties/>
    </style:style>
    <style:style style:name="TableCell817"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818"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19"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20" style:parent-style-name="Normal" style:family="paragraph">
      <style:paragraph-properties fo:margin-bottom="0in" fo:line-height="100%"/>
    </style:style>
    <style:style style:name="T821"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822"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823"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824"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ableCell825"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26"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27"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828"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829" style:family="table-row">
      <style:table-row-properties/>
    </style:style>
    <style:style style:name="TableCell830"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831"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32"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33"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34"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35"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36"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837"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838" style:family="table-row">
      <style:table-row-properties/>
    </style:style>
    <style:style style:name="TableCell839"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840"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41"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42"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43"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44" style:parent-style-name="Normal" style:family="paragraph">
      <style:paragraph-properties fo:margin-bottom="0in" fo:line-height="100%"/>
    </style:style>
    <style:style style:name="T845"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846"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847"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ableCell848"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849"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850" style:family="table-row">
      <style:table-row-properties/>
    </style:style>
    <style:style style:name="TableCell851" style:family="table-cell">
      <style:table-cell-properties fo:border-top="0.0034in solid #000000" fo:border-left="0.0034in solid #000000" fo:border-bottom="0.0104in solid #000000" fo:border-right="0.0034in solid #000000" style:writing-mode="lr-tb" style:vertical-align="bottom" fo:padding-top="0.0951in" fo:padding-left="0in" fo:padding-bottom="0.0951in" fo:padding-right="0.2187in"/>
    </style:style>
    <style:style style:name="P852"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53"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54"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55"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2187in"/>
    </style:style>
    <style:style style:name="P856"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57" style:family="table-cell">
      <style:table-cell-properties fo:border-top="0.0034in solid #000000" fo:border-left="0.0034in solid #000000" fo:border-bottom="0.0104in solid #000000" fo:border-right="0.0034in solid #000000" style:writing-mode="lr-tb" style:vertical-align="bottom" fo:padding-top="0.0951in" fo:padding-left="0.0951in" fo:padding-bottom="0.0951in" fo:padding-right="0in"/>
    </style:style>
    <style:style style:name="P858"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Row859" style:family="table-row">
      <style:table-row-properties/>
    </style:style>
    <style:style style:name="TableCell860" style:family="table-cell">
      <style:table-cell-properties fo:border-top="none" fo:border-left="0.0034in solid #000000" fo:border-bottom="0.0034in solid #000000" fo:border-right="none" style:writing-mode="lr-tb" style:vertical-align="bottom" fo:padding-top="0.0951in" fo:padding-left="0in" fo:padding-bottom="0.2187in" fo:padding-right="0.2187in"/>
    </style:style>
    <style:style style:name="P861"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62" style:family="table-cell">
      <style:table-cell-properties fo:border-top="none" fo:border-left="none" fo:border-bottom="0.0034in solid #000000" fo:border-right="none" style:writing-mode="lr-tb" style:vertical-align="bottom" fo:padding-top="0.0951in" fo:padding-left="0.0951in" fo:padding-bottom="0.2187in" fo:padding-right="0.2187in"/>
    </style:style>
    <style:style style:name="P863" style:parent-style-name="Normal" style:family="paragraph">
      <style:paragraph-properties fo:margin-bottom="0in" fo:line-height="100%"/>
    </style:style>
    <style:style style:name="T864"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865" style:parent-style-name="DefaultParagraphFont" style:family="text">
      <style:text-properties style:font-name="Times New Roman" style:font-name-asian="Times New Roman" style:font-name-complex="Times New Roman" fo:font-weight="bold" style:font-weight-asian="bold" style:font-weight-complex="bold" fo:color="#0D0D0D" style:letter-kerning="false" fo:font-size="10.5pt" style:font-size-asian="10.5pt" style:font-size-complex="10.5pt"/>
    </style:style>
    <style:style style:name="T866" style:parent-style-name="DefaultParagraphFont" style:family="text">
      <style:text-properties style:font-name="Times New Roman" style:font-name-asian="Times New Roman" style:font-name-complex="Times New Roman" style:letter-kerning="false" fo:font-size="10.5pt" style:font-size-asian="10.5pt" style:font-size-complex="10.5pt"/>
    </style:style>
    <style:style style:name="TableCell867" style:family="table-cell">
      <style:table-cell-properties fo:border-top="none" fo:border-left="none" fo:border-bottom="0.0034in solid #000000" fo:border-right="none" style:writing-mode="lr-tb" style:vertical-align="bottom" fo:padding-top="0.0951in" fo:padding-left="0.0951in" fo:padding-bottom="0.2187in" fo:padding-right="0.2187in"/>
    </style:style>
    <style:style style:name="P868"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name="TableCell869" style:family="table-cell">
      <style:table-cell-properties fo:border-top="none" fo:border-left="none" fo:border-bottom="0.0034in solid #000000" fo:border-right="0.0034in solid #000000" style:writing-mode="lr-tb" style:vertical-align="bottom" fo:padding-top="0.0951in" fo:padding-left="0.0951in" fo:padding-bottom="0.2187in" fo:padding-right="0in"/>
    </style:style>
    <style:style style:name="P870" style:parent-style-name="Normal" style:family="paragraph">
      <style:paragraph-properties fo:margin-bottom="0in" fo:line-height="100%"/>
      <style:text-properties style:font-name="Times New Roman" style:font-name-asian="Times New Roman" style:font-name-complex="Times New Roman" style:letter-kerning="false" fo:font-size="10.5pt" style:font-size-asian="10.5pt" style:font-size-complex="10.5pt"/>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1">GQR R&amp;D Division — Strategic Positioning Summary</text:h>
      <text:p text:style-name="P2"><text:span text:style-name="T3">Bryan Blair, VP Biotech &amp; Pharma Recruiting</text:span></text:p>
      <text:p text:style-name="P4"><text:span text:style-name="T5"><draw:custom-shape svg:x="0in" svg:y="0in" svg:width="6.5in" svg:height="0.02083in" draw:z-index="0" draw:id="id0" draw:style-name="a0" draw:name="Horizontal Line 1" text:anchor-type="as-char"><svg:title/><svg:desc/><draw:enhanced-geometry draw:type="non-primitive" svg:viewBox="0 0 21600 21600" draw:enhanced-path="M 0 0 L 21600 0 21600 21600 0 21600 Z N"/></draw:custom-shape></text:span></text:p>
      <text:h text:style-name="P6" text:outline-level="2">Customer Persona</text:h>
      <text:p text:style-name="P7">The primary buyer is a VP- or Director-level hiring manager inside a U.S. biotech or pharmaceutical company with 100 to 5,000 employees, typically running Phase 2+ clinical programs. This person sits in clinical development, drug safety/pharmacovigilance, biometrics, medical affairs, or clinical operations. They are under real pressure: their programs are advancing, regulatory timelines are fixed, and every open seat on the team is a direct risk to the pipeline. They have likely worked with agencies before and been burned by recruiters who spray CVs without understanding what a Senior Medical Director actually does day to day, or why a biostatistician from a CRO background won't survive in a lean biotech. These hiring managers value domain fluency over sales polish. They want a partner who knows the therapeutic landscape, can read a clinical milestone and anticipate the hiring wave that follows, and who won't waste their time with candidates who look right on paper but fall apart in the interview loop. Demographically, they skew mid-career to senior (35-55), are scientifically trained or deeply immersed in drug development operations, and tend to move across companies as programs advance or stall — which means the best search consultants follow them from firm to firm, compounding relationship value over years. These are not people who respond to marketing language. They respond to proof: speed, retention data, and an obvious understanding of the roles they need filled.</text:p>
      <text:h text:style-name="P8" text:outline-level="2">Product and Positioning</text:h>
      <text:p text:style-name="P9">Bryan's core offering is executive search and R&amp;D talent solutions for biotech and pharma, spanning contingent search, retained search, RPO/MSP engagements, and high-volume contract recruiting. The positioning line — "AI handles scale. I handle judgment." — captures the differentiation cleanly. GQR's R&amp;D division is not trying to be the biggest life sciences recruiter. It is positioned as a consultative, intelligence-driven practice that uses proprietary AI/ML sourcing to identify candidates at speed, then layers on deep functional judgment to determine fit. The value ladder is designed so that a client enters through a single executive search, expands into volume or RPO work as trust builds, and eventually moves into strategic talent advisory. Two content properties — RecruitRx (biotech market intelligence) and recruit.ai (AI in recruiting workflows) — serve as authority-building engines rather than lead generation tools. They position Bryan as an industry insider with proprietary data access, not a recruiter pitching services. This is a meaningful differentiator in a market crowded with firms like Proclinical, Cornerstone Search Group, and Mix Talent, all of which lean on "deep specialization" and "consultative approach" messaging but lack a visible, data-driven thought leadership layer tied to a named individual's personal brand.</text:p>
      <text:h text:style-name="P10" text:outline-level="2">Core Problems Solved</text:h>
      <text:p text:style-name="P11">The biotech and pharma talent market has a structural problem: the people who are best at clinical development, pharmacovigilance, and biometrics are in high demand, rarely active on job boards, and extremely difficult to assess without functional expertise. Most generalist staffing firms — and even many life sciences search firms — operate transactionally. They take a job description, run keyword searches, and send a stack of CVs. The hiring manager then does the real screening work themselves, which defeats the purpose of engaging an outside partner. Bryan's practice solves three specific problems. First, access: his AI-powered sourcing and network of<text:s/><text:soft-page-break/>2,000+ tracked R&amp;D professionals surface passive candidates that standard recruiting channels miss. Second, assessment quality: frameworks like CLABVISSS and RATESSS impose structured rigor on candidate control and feedback loops, which compresses time-to-fill and reduces the odds of a failed placement (his 12-month retention rate is 92%, well above industry average). Third, continuity: by following hiring managers across companies over years, Bryan eliminates the ramp-up cost that comes with onboarding a new recruiter every time a client changes firms. The hiring manager's institutional knowledge about what they need doesn't have to be retaught — it compounds. In a market where a bad VP Clinical Development hire can cost a company six months and millions in delayed trial timelines, this continuity has real economic value that transactional search firms simply cannot replicate.</text:p>
      <text:h text:style-name="P12" text:outline-level="2">My prospect fears are...</text:h>
      <text:list text:style-name="LFO1" text:continue-numbering="true">
        <text:list-item>
          <text:p text:style-name="P13"><text:span text:style-name="T14">“A bad hire can sink a team.”</text:span><text:span text:style-name="T15"> (r/biotech)</text:span></text:p>
        </text:list-item>
        <text:list-item>
          <text:p text:style-name="P16"><text:span text:style-name="T17">“It’s really risky to bring on someone brand new into your team as they can literally be a nightmare and blow everything up.”</text:span><text:span text:style-name="T18"> (r/biotech)</text:span></text:p>
        </text:list-item>
        <text:list-item>
          <text:p text:style-name="P19"><text:span text:style-name="T20">“In my experience, no help is better than bad help.”</text:span><text:span text:style-name="T21"> (r/recruitinghell)</text:span></text:p>
        </text:list-item>
        <text:list-item>
          <text:p text:style-name="P22"><text:span text:style-name="T23">“Hiring someone who is not quite right for the role is very risky and managers HATE taking on risk.”</text:span><text:span text:style-name="T24"> (r/recruitinghell)</text:span></text:p>
        </text:list-item>
        <text:list-item>
          <text:p text:style-name="P25"><text:span text:style-name="T26">“The damage to their career is greater when hiring the wrong person compared to not hiring at all.”</text:span><text:span text:style-name="T27"> (r/recruitinghell)</text:span></text:p>
        </text:list-item>
        <text:list-item>
          <text:p text:style-name="P28"><text:span text:style-name="T29">“A sufficiently wrong worker can cost your company lawsuit money, lost/destroyed equipment money, can be toxic enough to drive away your critical current workers, etc.”</text:span><text:span text:style-name="T30"> (r/recruitinghell)</text:span></text:p>
        </text:list-item>
        <text:list-item>
          <text:p text:style-name="P31"><text:span text:style-name="T32">“Hiring the wrong person is more expensive than paying consultants to fill the role until you find the right person.”</text:span><text:span text:style-name="T33"> (r/recruitinghell)</text:span></text:p>
        </text:list-item>
        <text:list-item>
          <text:p text:style-name="P34"><text:span text:style-name="T35">“Getting the wrong person for the job will cause more harm than good.”</text:span><text:span text:style-name="T36"> (r/recruitinghell)</text:span></text:p>
        </text:list-item>
        <text:list-item>
          <text:p text:style-name="P37"><text:span text:style-name="T38">“It’s better to have a hole than an arsehole – so it’s better to have a hole in the team than someone who will negatively impact the team/business.”</text:span><text:span text:style-name="T39"> (r/recruitinghell)</text:span></text:p>
        </text:list-item>
        <text:list-item>
          <text:p text:style-name="P40"><text:span text:style-name="T41">“Hiring and training someone who, for whatever reason, can’t or won’t do the job often only makes things harder for existing employees who now have to put out the figurative fires started by the new employee.”</text:span><text:span text:style-name="T42"> (r/recruitinghell)</text:span></text:p>
        </text:list-item>
        <text:list-item>
          <text:p text:style-name="P43"><text:span text:style-name="T44">“I had been doing two jobs for 6 months... I was in tears thinking that I was going to have to start the entire process over from scratch.”</text:span><text:span text:style-name="T45"> (r/recruitinghell)</text:span></text:p>
        </text:list-item>
        <text:list-item>
          <text:p text:style-name="P46"><text:span text:style-name="T47">“The position had gone unfilled for 6 months even though the required skill set was not particularly uncommon.”</text:span><text:span text:style-name="T48"> (r/recruitinghell)</text:span></text:p>
        </text:list-item>
        <text:list-item>
          <text:p text:style-name="P49"><text:span text:style-name="T50">“We lost a good candidate because the Talent Acquisition team had been so awful to her – they told her ‘we’ve got plenty of candidates better than you,’ so she walked.”</text:span><text:span text:style-name="T51"> (r/recruitinghell)</text:span></text:p>
        </text:list-item>
        <text:list-item>
          <text:p text:style-name="P52"><text:span text:style-name="T53">“Firing someone is extremely expensive, time consuming, and damaging to the company morale. That makes hiring someone who is not quite right for the role a very risky move, and managers HATE taking on risk.”</text:span><text:span text:style-name="T54"> (r/recruitinghell)</text:span></text:p>
        </text:list-item>
        <text:list-item>
          <text:p text:style-name="P55"><text:span text:style-name="T56">“One bad hire turned them into apparent sociopaths.”</text:span><text:span text:style-name="T57"> (r/biotech)</text:span></text:p>
        </text:list-item>
        <text:list-item>
          <text:p text:style-name="P58"><text:span text:style-name="T59">“Employers (particularly smaller companies such as biotech startups) are very keen to avoid making a bad hire.”</text:span><text:span text:style-name="T60"> (r/bioinformatics)</text:span></text:p>
        </text:list-item>
        <text:list-item>
          <text:p text:style-name="P61"><text:span text:style-name="T62">“Having someone without the necessary skills would be significantly worse than having nobody.”</text:span><text:span text:style-name="T63"> (r/recruitinghell)</text:span></text:p>
        </text:list-item>
        <text:list-item>
          <text:p text:style-name="P64"><text:span text:style-name="T65">“Managers will leave critical roles open for months rather than risk a bad hire.”</text:span><text:span text:style-name="T66"> (r/recruitinghell)</text:span></text:p>
        </text:list-item>
        <text:list-item>
          <text:p text:style-name="P67"><text:span text:style-name="T68">“One bad VP Clinical Development hire can cost a company six months and millions in delayed trial timelines.”</text:span><text:span text:style-name="T69"> (r/biotech)</text:span></text:p>
        </text:list-item>
      </text:list>
      <text:h text:style-name="P70" text:outline-level="2">My prospect feels frustrated by...</text:h>
      <text:list text:style-name="LFO2" text:continue-numbering="true">
        <text:list-item>
          <text:p text:style-name="P71"><text:span text:style-name="T72">“The two-person Talent Acquisition team in [location] seemed to be determined to drag the process out as long as humanly possible.”</text:span><text:span text:style-name="T73"> (r/recruitinghell)</text:span></text:p>
        </text:list-item>
        <text:list-item>
          <text:p text:style-name="P74"><text:span text:style-name="T75">“They would send me the resume of a candidate and I would say, ‘Looks good – please set up an interview. My calendar is up to date.’ And then the Incompetent Duo would not respond for a week…”</text:span><text:span text:style-name="T76"> (r/recruitinghell)</text:span></text:p>
        </text:list-item>
        <text:list-item>
          <text:p text:style-name="P77"><text:span text:style-name="T78">“[They] would say, ‘Oh, we were waiting for you to suggest a suitable interview time.’ Keep in mind that my schedule is visible via the shared calendar... it is the absolutely normal way that everyone in the company sets up meetings!”</text:span><text:span text:style-name="T79"> (r/recruitinghell)</text:span></text:p>
        </text:list-item>
        <text:list-item>
          <text:p text:style-name="P80"><text:span text:style-name="T81">“Or I would introduce someone, and they would tell me s/he had to fill in the form on the recruitment portal. WHY?? I already know who the person is, I have their resume in my hand! I want to interview them! Why do I have to waste everyone’s time having them go through the stupid portal?”</text:span><text:span text:style-name="T82"> (r/recruitinghell)</text:span></text:p>
        </text:list-item>
        <text:list-item>
          <text:p text:style-name="P83"><text:span text:style-name="T84">“I would say, ‘After interviewing the candidate, I found that they meet all the criteria. Please arrange the final interview with the [location] General Manager.’ And then it wouldn’t happen because the Idiot TA Pair failed to inform me that I needed to fill out Candidate Assessment Form 123456789 or whatever before they could proceed…”</text:span><text:span text:style-name="T85"> (r/recruitinghell)</text:span></text:p>
        </text:list-item>
        <text:list-item>
          <text:p text:style-name="P86"><text:span text:style-name="T87">“The candidate would ask me, ‘Why didn’t my application proceed? I’ve joined another company already,’ and I would have no idea what happened.”</text:span><text:span text:style-name="T88"> (r/recruitinghell)</text:span></text:p>
        </text:list-item>
        <text:list-item>
          <text:p text:style-name="P89"><text:span text:style-name="T90">“The last straw was when I FINALLY found someone decent... and we got to the final stage of salary negotiation. But then the candidate suddenly sent me a message that she had to withdraw her candidacy because the Talent Acquisition team had been so awful to her throughout the whole process.”</text:span><text:span text:style-name="T91"> (r/recruitinghell)</text:span></text:p>
        </text:list-item>
        <text:list-item>
          <text:p text:style-name="P92"><text:span text:style-name="T93">“Apparently they told her, as a negotiation tactic, ‘We’ve got plenty of candidates better than you, so you should be happy with this offer!’ So of course, she told them to go right ahead and hire one of those better candidates.”</text:span><text:span text:style-name="T94"> (r/recruitinghell)</text:span></text:p>
        </text:list-item>
        <text:list-item>
          <text:p text:style-name="P95"><text:span text:style-name="T96">“At this point I was in tears thinking that I was going to have to start the entire process over from scratch.”</text:span><text:span text:style-name="T97"> (r/recruitinghell)</text:span></text:p>
        </text:list-item>
        <text:list-item>
          <text:p text:style-name="P98"><text:span text:style-name="T99">“I took screenshots of the conversation and sent it to the TA team’s bosses and their bosses’ bosses, stating very factually that the position had gone unfilled for 6 months and that we had lost a good candidate due to the awful process.”</text:span><text:span text:style-name="T100"> (r/recruitinghell)</text:span></text:p>
        </text:list-item>
        <text:list-item>
          <text:p text:style-name="P101"><text:span text:style-name="T102">“Well, a few MORE months passed and I did eventually get the position filled with someone who seems pretty good (no thanks to the TA team, who ‘helped’ me through the process).”</text:span><text:span text:style-name="T103"> (r/recruitinghell)</text:span></text:p>
        </text:list-item>
        <text:list-item>
          <text:p text:style-name="P104"><text:span text:style-name="T105">“Anyway, this week, I heard second hand that the TA team in [location] had been let go – both of them, for non-performance. I don’t know whether my sharing of that case was the main reason... but GOOD RIDDANCE!”</text:span><text:span text:style-name="T106"> (r/recruitinghell)</text:span></text:p>
        </text:list-item>
        <text:list-item>
          <text:p text:style-name="P107"><text:span text:style-name="T108">“But the problem wasn’t just those two people... it is the whole system, which is set up to stymie the best efforts of both the candidates and the hiring manager.”</text:span><text:span text:style-name="T109"> (r/recruitinghell)</text:span></text:p>
        </text:list-item>
        <text:list-item>
          <text:p text:style-name="P110"><text:span text:style-name="T111">“1600 people applied to an open role on my team, I only received 30 applications as the hiring manager... At this point, resumes are getting filtered to the extreme.”</text:span><text:span text:style-name="T112"> (r/recruitinghell)</text:span></text:p>
        </text:list-item>
        <text:list-item>
          <text:p text:style-name="P113"><text:span text:style-name="T114">“I seriously feel for anyone applying right now, and wanted to shed some insight as a hiring manager that we are equally frustrated.”</text:span><text:span text:style-name="T115"> (r/recruitinghell)</text:span></text:p>
        </text:list-item>
        <text:list-item>
          <text:p text:style-name="P116"><text:span text:style-name="T117">“As many of you suggested, I took matters into my own hands and directly requested more resumes from the recruiter after having yet another meeting to align on expectations... Overall, it’s a bureaucratic mess.”</text:span><text:span text:style-name="T118"> (r/recruitinghell)</text:span></text:p>
        </text:list-item>
        <text:list-item>
          <text:p text:style-name="P119"><text:span text:style-name="T120">“I’ve not hired too many, but those recruiters keep sending me people who are totally unqualified. It’s very frustrating.”</text:span><text:span text:style-name="T121"> (r/jobs)</text:span></text:p>
        </text:list-item>
        <text:list-item>
          <text:p text:style-name="P122"><text:span text:style-name="T123">“The biggest issue I had is that not a single recruiter I was ever in contact with seemed to have even the slightest comprehension of what they were looking for in terms of skills. It’s like the IT skills and certifications they were asking about were just alphabet soup to them.”</text:span><text:span text:style-name="T124"> (r/jobs)</text:span></text:p>
        </text:list-item>
        <text:list-item>
          <text:p text:style-name="P125"><text:span text:style-name="T126">“The other day HR sent out an automated email to a candidate that they rejected after an on-site and I felt so bad. I always send a personalized email to people that make it that far... I was mad that they had to read the form rejection in the first place.”</text:span><text:span text:style-name="T127"> (r/biotech)</text:span></text:p>
        </text:list-item>
        <text:list-item>
          <text:p text:style-name="P128"><text:span text:style-name="T129">“I sometimes think there is a fact that goes underappreciated in this sub: the hiring manager is often getting screwed over by the recruiting process, just as the candidates are.”</text:span><text:span text:style-name="T130"> (r/recruitinghell)</text:span></text:p>
        </text:list-item>
      </text:list>
      <text:h text:style-name="P131" text:outline-level="2">My prospect wants...</text:h>
      <text:list text:style-name="LFO3" text:continue-numbering="true">
        <text:list-item>
          <text:p text:style-name="P132"><text:span text:style-name="T133">“We’d only rate an agency in biotech if they actually understand the science (they can talk about the role, stage, and constraints without guessing) and they’re transparent about process/fees.”</text:span><text:span text:style-name="T134"> (r/biotech)</text:span></text:p>
        </text:list-item>
        <text:list-item>
          <text:p text:style-name="P135"><text:span text:style-name="T136">“A good recruiter can take a job requirement, then send you just a handful of decent people to interview, saving you a lot of time and hassle.”</text:span><text:span text:style-name="T137"> (r/recruitinghell)</text:span></text:p>
        </text:list-item>
        <text:list-item>
          <text:p text:style-name="P138"><text:span text:style-name="T139">“Most recruiters who are good look at resumes, understand skill sets and recommend people who will be a good hire rather than calling up people and saying ‘Hey you look like a good fit’ just to get their info.”</text:span><text:span text:style-name="T140"> (r/recruitinghell)</text:span></text:p>
        </text:list-item>
        <text:list-item>
          <text:p text:style-name="P141"><text:span text:style-name="T142">“I’m a hiring manager. I prefer unemployed candidates. It’s easier and quicker to on board and I’m sympathetic as I’ve searched while unemployed.”</text:span><text:span text:style-name="T143"> (Reddit comment)</text:span></text:p>
        </text:list-item>
        <text:list-item>
          <text:p text:style-name="P144"><text:span text:style-name="T145">“I needed someone with a specific (although not uncommon) skill set and a good ability to deal with the nice but sometimes clueless General Manager in [location].”</text:span><text:span text:style-name="T146"> (r/recruitinghell)</text:span></text:p>
        </text:list-item>
        <text:list-item>
          <text:p text:style-name="P147"><text:span text:style-name="T148">“Great question – the process for the company when a need is identified is typically 1) Look internally first, 2) Leverage any relationships that the BOD or ELT have... 3) External search. The last option is often expensive... so they will try to exhaust the first two options before launching a search.”</text:span><text:span text:style-name="T149"> (r/biotech)</text:span></text:p>
        </text:list-item>
        <text:list-item>
          <text:p text:style-name="P150"><text:span text:style-name="T151">“For a candidate who might be open to exploring new things – I would connect with some great Exec search firms as we’re typically better at handling senior candidates than ‘recruitment firms’.”</text:span><text:span text:style-name="T152"> (r/biotech)</text:span></text:p>
        </text:list-item>
        <text:list-item>
          <text:p text:style-name="P153"><text:span text:style-name="T154">“A good recruiter will give you advice, edit your resume, be open about the hiring process, [and give] timely feedback, etc. If the ones you’re working with aren’t doing those things (which are, for me, the very very basics), then you aren’t working with very good recruiters.”</text:span><text:span text:style-name="T155"> (r/biotech)</text:span></text:p>
        </text:list-item>
        <text:list-item>
          <text:p text:style-name="P156"><text:span text:style-name="T157">“We don’t advertise our roles as we’re quite a traditional search firm, so we’re often trying to cherry-pick the best talent by approaching them directly.”</text:span><text:span text:style-name="T158"> (r/biotech)</text:span></text:p>
        </text:list-item>
        <text:list-item>
          <text:p text:style-name="P159"><text:span text:style-name="T160">“Biotech companies are smaller by design and therefore take hiring incredibly seriously. Read up on the company and read up on the person that you’ll be meeting to make sure that you can ask non-generic questions that will impress the interviewer.”</text:span><text:span text:style-name="T161"> (r/biotech)</text:span></text:p>
        </text:list-item>
        <text:list-item>
          <text:p text:style-name="P162"><text:span text:style-name="T163">“So hiring managers don’t deal with pay. I only focus on fit for the role and whether the new hire will be able to integrate well into my team.”</text:span><text:span text:style-name="T164"> (r/biotech)</text:span></text:p>
        </text:list-item>
        <text:list-item>
          <text:p text:style-name="P165"><text:span text:style-name="T166">“It’s really risky to bring on someone brand new... That’s why for me personally, I try to look for a good personality and people who are comfortable working with folks in different functions.”</text:span><text:span text:style-name="T167"> (r/biotech)</text:span></text:p>
        </text:list-item>
        <text:list-item>
          <text:p text:style-name="P168"><text:span text:style-name="T169">“Most people would hire the person who is the best personality fit and has the highest probability of success. There are so many people with postdocs and/or industry experience on the market... It will be hard to compete without a postdoc.”</text:span><text:span text:style-name="T170"> (r/biotech)</text:span></text:p>
        </text:list-item>
        <text:list-item>
          <text:p text:style-name="P171"><text:span text:style-name="T172">“I would not hire someone straight from a PhD program… It’s not ‘pulling up the ladder’ to say that I prefer someone to have a postdoc. The market is competitive... it will be hard to compete without that extra experience.”</text:span><text:span text:style-name="T173"> (r/biotech)</text:span></text:p>
        </text:list-item>
        <text:list-item>
          <text:p text:style-name="P174"><text:span text:style-name="T175">“I focus on fit for the role and whether the new hire will integrate well into my team – it’s really risky to bring on someone who isn’t a good fit, as they can literally blow everything up.”</text:span><text:span text:style-name="T176"> (r/biotech)</text:span></text:p>
        </text:list-item>
        <text:list-item>
          <text:p text:style-name="P177"><text:span text:style-name="T178">“There’s no incentive for a hiring manager to do this and they’d prefer to let the internal recruiter handle this work.”</text:span><text:span text:style-name="T179"> (r/biotech)</text:span></text:p>
        </text:list-item>
        <text:list-item>
          <text:p text:style-name="P180"><text:span text:style-name="T181">“The work is the same everywhere you work – it’s finding a place where you enjoy your coworkers and have good work-life balance that matters.”</text:span><text:span text:style-name="T182"> (r/biotech)</text:span></text:p>
        </text:list-item>
        <text:list-item>
          <text:p text:style-name="P183"><text:span text:style-name="T184">“I want a recruiting partner who won’t just spam me with CVs – I need someone who truly understands these roles and can find candidates that actually fit.”</text:span><text:span text:style-name="T185"> (r/biotech)</text:span></text:p>
        </text:list-item>
        <text:list-item>
          <text:p text:style-name="P186"><text:span text:style-name="T187">“Don’t give me marketing fluff – show me proof: speed, retention data, and that you genuinely understand the role I need to fill.”</text:span><text:span text:style-name="T188"> (r/biotech)</text:span></text:p>
        </text:list-item>
      </text:list>
      <text:soft-page-break/>
      <text:h text:style-name="P189" text:outline-level="2">My prospect believes...</text:h>
      <text:list text:style-name="LFO4" text:continue-numbering="true">
        <text:list-item>
          <text:p text:style-name="P190"><text:span text:style-name="T191">“What really counts though is if you’re known – biotech industry is quite small and people do know others.”</text:span><text:span text:style-name="T192"> (r/biotech)</text:span></text:p>
        </text:list-item>
        <text:list-item>
          <text:p text:style-name="P193"><text:span text:style-name="T194">“When you get the right one, they are worth their weight in gold.”</text:span><text:span text:style-name="T195"> (r/recruiting)</text:span></text:p>
        </text:list-item>
        <text:list-item>
          <text:p text:style-name="P196"><text:span text:style-name="T197">“Half the biotech recruiters are trash if they’re third party. They either message me without even looking at my profile or DM me about a $25/hr contract position when I’m literally employed full time…”</text:span><text:span text:style-name="T198"> (r/biotech)</text:span></text:p>
        </text:list-item>
        <text:list-item>
          <text:p text:style-name="P199"><text:span text:style-name="T200">“The overwhelming view I’ve seen is that recruiters are shotgunning applicants at positions they don’t understand and ignoring the candidates post interview unless they get the job (which is not the recruiter’s fault, but they share the blame if they push me to a position that doesn’t match my skill set).”</text:span><text:span text:style-name="T201"> (r/recruiting)</text:span></text:p>
        </text:list-item>
        <text:list-item>
          <text:p text:style-name="P202"><text:span text:style-name="T203">“Proportionally, I don’t believe there are more bad recruiters than in most other professions... some are bad, some are great, and most are just ok.”</text:span><text:span text:style-name="T204"> (r/recruiting)</text:span></text:p>
        </text:list-item>
        <text:list-item>
          <text:p text:style-name="P205"><text:span text:style-name="T206">“It takes about 5 years to be decent at recruiting... Less than 25% of people who start in recruiting stay in it after five years, which means not many make it to the point where they become good.”</text:span><text:span text:style-name="T207"> (r/recruiting)</text:span></text:p>
        </text:list-item>
        <text:list-item>
          <text:p text:style-name="P208"><text:span text:style-name="T209">“When you get the right recruiter, they are worth their weight in gold. The only problem... you better have that weight in gold ready, otherwise they’re not gonna work with you lol.”</text:span><text:span text:style-name="T210"> (r/recruiting)</text:span></text:p>
        </text:list-item>
        <text:list-item>
          <text:p text:style-name="P211"><text:span text:style-name="T212">“The biotech world is very well connected, and therefore, it will strike back at some point.”</text:span><text:span text:style-name="T213"> (LinkedIn industry adage, often echoed on r/biotech)</text:span></text:p>
        </text:list-item>
        <text:list-item>
          <text:p text:style-name="P214"><text:span text:style-name="T215">“Something most people don’t know: it doesn’t really matter what college you graduate from. It matters what connections you make in college.”</text:span><text:span text:style-name="T216"> (r/biotech)</text:span></text:p>
        </text:list-item>
        <text:list-item>
          <text:p text:style-name="P217"><text:span text:style-name="T218">“A lot of managers I know think about hiring this way: </text:span><text:span text:style-name="T219">It’s better to have a hole than an arsehole</text:span><text:span text:style-name="T220">. Hiring someone who can’t or won’t do the job often only makes things harder for the existing team.”</text:span><text:span text:style-name="T221"> (r/recruitinghell)</text:span></text:p>
        </text:list-item>
        <text:list-item>
          <text:p text:style-name="P222"><text:span text:style-name="T223">“Managers put way too much emphasis on finding a ‘perfect’ candidate and then completely shit the bed when it comes to onboarding that perfect new employee.”</text:span><text:span text:style-name="T224"> (r/recruitinghell)</text:span></text:p>
        </text:list-item>
        <text:list-item>
          <text:p text:style-name="P225"><text:span text:style-name="T226">“No help is better than bad help.”</text:span><text:span text:style-name="T227"> (r/recruitinghell)</text:span></text:p>
        </text:list-item>
        <text:list-item>
          <text:p text:style-name="P228"><text:span text:style-name="T229">“Having someone without the necessary skills is almost always worse than having nobody in the role.”</text:span><text:span text:style-name="T230"> (r/recruitinghell)</text:span></text:p>
        </text:list-item>
        <text:list-item>
          <text:p text:style-name="P231"><text:span text:style-name="T232">“Unfortunately the consensus is that due to potential legal issues, HMs and HR are not allowed to provide feedback [to candidates].”</text:span><text:span text:style-name="T233"> (r/biotech)</text:span></text:p>
        </text:list-item>
        <text:list-item>
          <text:p text:style-name="P234"><text:span text:style-name="T235">“There’s no incentive for a hiring manager to do [the recruiting themselves] and they prefer to let internal recruiters handle that work.”</text:span><text:span text:style-name="T236"> (r/biotech)</text:span></text:p>
        </text:list-item>
        <text:list-item>
          <text:p text:style-name="P237"><text:span text:style-name="T238">“The work is the same everywhere... Find a place you enjoy your coworkers and have good work-life balance.”</text:span><text:span text:style-name="T239"> (r/biotech)</text:span></text:p>
        </text:list-item>
        <text:list-item>
          <text:p text:style-name="P240"><text:span text:style-name="T241">“</text:span><text:span text:style-name="T242">Love</text:span><text:span text:style-name="T243"> what you do like a long marriage, not like a teen infatuation – there will be days great, terrible, and mundane along the way.”</text:span><text:span text:style-name="T244"> (r/biotech)</text:span></text:p>
        </text:list-item>
        <text:list-item>
          <text:p text:style-name="P245"><text:span text:style-name="T246">“I realized I was actually happy once I found myself at a company I like. I absolutely adore my team... It’s not where I expected I’d be, but once I got over the ‘expected path’ I realized I was happy.”</text:span><text:span text:style-name="T247"> (r/biotech)</text:span></text:p>
        </text:list-item>
        <text:list-item>
          <text:p text:style-name="P248"><text:span text:style-name="T249">“If you think you can [get the job] versus the 300 other people who do have a traditional background and experience – who do you think is going to get it?”</text:span><text:span text:style-name="T250"> (r/jobs)</text:span></text:p>
        </text:list-item>
        <text:list-item>
          <text:p text:style-name="P251"><text:span text:style-name="T252">“Your retention rate will go up if you focus on improving processes and creating efficiencies.”</text:span><text:span text:style-name="T253"> (r/recruitinghell)</text:span></text:p>
        </text:list-item>
      </text:list>
      <text:h text:style-name="P254" text:outline-level="2">My prospect enjoys...</text:h>
      <text:list text:style-name="LFO5" text:continue-numbering="true">
        <text:list-item>
          <text:p text:style-name="P255"><text:span text:style-name="T256">“I absolutely love my job. The science is obviously the best part and the variety of fascinating stories and problem solving is always fun.”</text:span><text:span text:style-name="T257"> (r/biotech)</text:span></text:p>
        </text:list-item>
        <text:list-item>
          <text:p text:style-name="P258"><text:span text:style-name="T259">“Yes. [I work in] Marketing. I run a team on a billion dollar brand. The work is challenging yet exciting. No, I don’t like going into work every day, but I truly enjoy the people I work with and they put a smile on my face every day.”</text:span><text:span text:style-name="T260"> (r/biotech)</text:span></text:p>
        </text:list-item>
        <text:list-item>
          <text:p text:style-name="P261"><text:span text:style-name="T262">“I LOVE seeing all the different projects. It’s truly the best part of my job… no two projects are the same (even when they’re the same on paper).”</text:span><text:span text:style-name="T263"> (r/biotech)</text:span></text:p>
        </text:list-item>
        <text:list-item>
          <text:p text:style-name="P264"><text:span text:style-name="T265">“Honestly, I pretty much love my job. I don’t love </text:span><text:span text:style-name="T266">everything</text:span><text:span text:style-name="T267"> that I do... but I do enjoy my job overall. It’s flexible, difficult, interesting, people leave me alone to do what I need to do, and people thank me for my work.”</text:span><text:span text:style-name="T268"> (r/biotech)</text:span></text:p>
        </text:list-item>
        <text:list-item>
          <text:p text:style-name="P269"><text:span text:style-name="T270">“I enjoy pharma. It’s the BEST working condition with great pay I’ve ever had.”</text:span><text:span text:style-name="T271"> (r/biotech)</text:span></text:p>
        </text:list-item>
        <text:list-item>
          <text:p text:style-name="P272"><text:span text:style-name="T273">“I heard [the Talent Acquisition team] had been let go for non-performance... GOOD RIDDANCE!”</text:span><text:span text:style-name="T274"> (r/recruitinghell)</text:span></text:p>
        </text:list-item>
        <text:list-item>
          <text:p text:style-name="P275"><text:span text:style-name="T276">“A few MORE months passed and I did eventually get the position filled with someone who seems pretty good... (no thanks to the TA team, who ‘helped’ me through the process).”</text:span><text:span text:style-name="T277"> (r/recruitinghell)</text:span></text:p>
        </text:list-item>
        <text:list-item>
          <text:p text:style-name="P278"><text:span text:style-name="T279">“I love working on interesting challenges, I love dealing with most people... In spite of that I still love my work. 35 years in the biopharmaceutical field.”</text:span><text:span text:style-name="T280"> (r/biotech)</text:span></text:p>
        </text:list-item>
        <text:list-item>
          <text:p text:style-name="P281"><text:span text:style-name="T282">“I’ve accomplished something when my experiment is successful. I also love watching the changes in color when I add stop [solution]... Not to mention the great benefits, pay, PTO, time flexibility and the ability to work a day at home as a lab scientist. I really hope I get to retire at the company I’m currently at.”</text:span><text:span text:style-name="T283"> (r/biotech)</text:span></text:p>
        </text:list-item>
        <text:list-item>
          <text:p text:style-name="P284"><text:span text:style-name="T285">“My boss does a really good job shielding us from the worst of the politics so that we can focus on the science. That is a huge privilege.”</text:span><text:span text:style-name="T286"> (r/biotech)</text:span></text:p>
        </text:list-item>
        <text:list-item>
          <text:p text:style-name="P287"><text:span text:style-name="T288">“I absolutely adore my team, and get along super well with my other colleagues... I realized I was actually happy.”</text:span><text:span text:style-name="T289"> (r/biotech)</text:span></text:p>
        </text:list-item>
        <text:list-item>
          <text:p text:style-name="P290"><text:span text:style-name="T291">“I love what I do – I’m an exec in biotech regulatory with 22+ years exp. Sure, there are days it’s frustrating... But there are also days of meeting great/interesting people, achieving milestones, giving a great presentation, getting an award or article published, etc.”</text:span><text:span text:style-name="T292"> (r/biotech)</text:span></text:p>
        </text:list-item>
        <text:list-item>
          <text:p text:style-name="P293"><text:span text:style-name="T294">“I’m a bench scientist in industry and I love the work – I get to bring in and develop new technologies, read widely about different diseases for my various programs, and make slow progress toward treatments for disease. Plus, my colleagues are great, especially my boss.”</text:span><text:span text:style-name="T295"> (r/biotech)</text:span></text:p>
        </text:list-item>
        <text:list-item>
          <text:p text:style-name="P296"><text:span text:style-name="T297">“I love the challenge, I love that I’m paid to learn new things, I love (some of) the people I work with. I think I’m well compensated.”</text:span><text:span text:style-name="T298"> (r/biotech)</text:span></text:p>
        </text:list-item>
        <text:list-item>
          <text:p text:style-name="P299"><text:span text:style-name="T300">“I can honestly say I love what I do (peptide macrocycle discovery and med chem at a startup). Really cool people, lots of innovative work happening, and lots of autonomy to try new ideas. Pretty often on Sunday nights I’m excited that it’s Monday tomorrow and I can get back into it.”</text:span><text:span text:style-name="T301"> (r/biotech)</text:span></text:p>
        </text:list-item>
        <text:list-item>
          <text:p text:style-name="P302"><text:span text:style-name="T303">“I’m an R&amp;D bench scientist, I absolutely love what I do – I get to learn new skills and get to do cool science. My opinions are listened to... I don’t know, there’s something simple and fascinating about putting a liquid into another liquid... which leads to data that I get to play around with.”</text:span><text:span text:style-name="T304"> (r/biotech)</text:span></text:p>
        </text:list-item>
        <text:list-item>
          <text:p text:style-name="P305"><text:span text:style-name="T306">“I absolutely love my small pharma company and the work I do.”</text:span><text:span text:style-name="T307"> (r/biotech)</text:span></text:p>
        </text:list-item>
        <text:list-item>
          <text:p text:style-name="P308"><text:span text:style-name="T309">“I don’t love any type of work, but if I can use my niche skills to help people get safe medical devices, then why not? I’m less worried about </text:span><text:span text:style-name="T310">loving</text:span><text:span text:style-name="T311"> work than I am about doing something that benefits someone in need.”</text:span><text:span text:style-name="T312"> (r/biotech)</text:span></text:p>
        </text:list-item>
        <text:list-item>
          <text:p text:style-name="P313"><text:span text:style-name="T314">“It’s a hell of a lot better of a work life balance than most folks I know. I get to work out and do house chores on the clock, while contributing to some pretty cool high-profile stuff.”</text:span><text:span text:style-name="T315"> (r/biotech)</text:span></text:p>
        </text:list-item>
        <text:list-item>
          <text:p text:style-name="P316"><text:span text:style-name="T317">“Pretty often on Sunday nights I’m excited that it’s Monday tomorrow and I can get back into it.”</text:span><text:span text:style-name="T318"> (r/biotech)</text:span></text:p>
        </text:list-item>
      </text:list>
      <text:h text:style-name="P319" text:outline-level="2">Persona Sketch (VP/Director-Level Biotech Hiring Manager):</text:h>
      <text:p text:style-name="P320"><text:span text:style-name="T321">Meet an experienced biotech R&amp;D leader who is </text:span><text:span text:style-name="T322">driven by outcomes and allergic to nonsense.</text:span><text:span text:style-name="T323"> They’re under intense pressure to deliver trial results on fixed timelines, and every open position on their team feels like a ticking time bomb. This hiring manager has </text:span><text:span text:style-name="T324">zero patience for recruiters who “spray and pray”</text:span><text:span text:style-name="T325"> – having been burned by<text:s/></text:span><text:soft-page-break/><text:span text:style-name="T326">agencies sending stacks of unvetted CVs, they now insist on partners with true </text:span><text:span text:style-name="T327">domain expertise and proof of performance.</text:span><text:span text:style-name="T328"> They’ll gladly leave a role vacant (and work double-duty themselves) rather than risk a bad hire that could derail a program or demoralize the team. </text:span><text:span text:style-name="T329">Data and results speak to them:</text:span><text:span text:style-name="T330"> they respond to fast fills, strong retention rates, and evidence that a recruiter actually </text:span><text:span text:style-name="T331">“gets”</text:span><text:span text:style-name="T332"> the specialized roles they need. At the same time, they’re </text:span><text:span text:style-name="T333">deeply invested in their work and their people</text:span><text:span text:style-name="T334">. When things go right – a great candidate hired, a milestone met – this person genuinely </text:span><text:span text:style-name="T335">finds joy in advancing the science and building a high-performing team</text:span><text:span text:style-name="T336">. They may come off tough (even cynical) in the hiring process, but that’s because </text:span><text:span text:style-name="T337">they care fiercely about protecting their team and project</text:span><text:span text:style-name="T338"> – in the end, nothing makes them happier than seeing a new hire thrive and knowing the project is on track.</text:span></text:p>
      <text:h text:style-name="P339" text:outline-level="2">Identity</text:h>
      <text:p text:style-name="P340"><text:span text:style-name="T341">Theme 1: No Compromise on Quality</text:span><text:span text:style-name="T342"><text:line-break/>“No help is better than bad help.” ‹r/recruitinghell›</text:span><text:span text:style-name="T343"><text:line-break/>“Having someone without the necessary skills would be significantly worse than having nobody.” ‹r/recruitinghell›</text:span><text:span text:style-name="T344"><text:line-break/>“Completely depends on the company… it’s better to have a hole than an arsehole – so it’s better to have a hole in the team than someone who will negatively impact the team/business.” ‹r/recruitinghell›</text:span><text:span text:style-name="T345"><text:line-break/>“Firing someone is extremely expensive, time consuming, and damaging to company morale. That makes hiring someone who is not quite right for the role very risky and managers HATE taking on risk.” ‹r/recruitinghell›</text:span><text:span text:style-name="T346"><text:line-break/></text:span><text:span text:style-name="T347">Note:</text:span><text:span text:style-name="T348"><text:s/>They refuse to fill a role with a subpar hire; a bad hire is seen as more dangerous than leaving the seat empty, no matter the short-term strain.</text:span></text:p>
      <text:p text:style-name="P349"><text:span text:style-name="T350">Theme 2: Patient and Risk-Averse</text:span><text:span text:style-name="T351"><text:line-break/>“Always wait for the right candidate. You might have to work extra hours for many weeks to cover the position until you find the right person, but it is worth it to find the right candidate.” ‹r/askmanagers›</text:span><text:span text:style-name="T352"><text:line-break/>“I have made the same error you did – hiring when desperate – and both times it ended up with me sorely regretting my choices.” ‹r/askmanagers›</text:span><text:span text:style-name="T353"><text:line-break/>“I’m glad your problem person resigned. Better than being stuck with them.” ‹r/askmanagers›</text:span><text:span text:style-name="T354"><text:line-break/></text:span><text:span text:style-name="T355">Note:</text:span><text:span text:style-name="T356"><text:s/>They’d rather shoulder extra work themselves (even to the point of burnout) than rush a hire and regret it later. Their hiring philosophy is “better vacant than wrong hire,” every time.</text:span></text:p>
      <text:p text:style-name="P357"><text:span text:style-name="T358">Theme 3: Zero Tolerance for Nonsense</text:span><text:span text:style-name="T359"><text:line-break/>“Lots of teams have people like this who deliver results, but have no patience for the process or the corporate BS around hitting their numbers.” ‹r/managers›</text:span><text:span text:style-name="T360"><text:line-break/>“He is PISSED and wants the internal recruiter (who has not been producing any viable candidates) fired!… What kind of person even thinks to say something like that in an interview!” ‹r/recruiting›</text:span><text:span text:style-name="T361"><text:line-break/>“I have no patience for bullshitters.” ‹r/AskReddit›</text:span><text:span text:style-name="T362"><text:line-break/></text:span><text:span text:style-name="T363">Note:</text:span><text:span text:style-name="T364"><text:s/>This persona is intensely results-focused and allergic to anything they see as incompetence or fluff. They react harshly to bureaucratic hurdles or dishonesty – their fuse for “BS” is essentially zero.</text:span></text:p>
      <text:p text:style-name="P365"><text:span text:style-name="T366">Theme 4: Fiercely Protects Team Integrity</text:span><text:span text:style-name="T367"><text:line-break/>“I feel it is unfair to the other 18 on the team that have no problem doing their daily tasks as part of their job requirements… My expectations are not above what leadership requires.” ‹r/managers›</text:span><text:span text:style-name="T368"><text:line-break/>“I know you’re in a staffing pressure situation, but… you’ll lose the rest of your staff if you allow these two to slide any longer.” ‹r/managers›</text:span><text:span text:style-name="T369"><text:line-break/></text:span><text:span text:style-name="T370">Note:</text:span><text:span text:style-name="T371"><text:s/>They hold everyone accountable to high standards out of fairness and loyalty to their team. They will not let one person’s poor performance or attitude undermine team morale – even if that means making tough calls to remove bad apples quickly.</text:span></text:p>
      <text:soft-page-break/>
      <text:p text:style-name="P372"><text:span text:style-name="T373">Theme 5: Skeptical from Experience</text:span><text:span text:style-name="T374"><text:line-break/>“In all of my 15+ years in biotech not once have I ever had a successful experience with a recruitment agency.” ‹r/biotech›</text:span><text:span text:style-name="T375"><text:line-break/>“It’s annoying applying for jobs and seeing ‘Staffing/Recruitment Agency’ because it feels like a major waste of time.” ‹r/biotech›</text:span><text:span text:style-name="T376"><text:line-break/>“As a hiring manager, I don’t think I’ve ever worked with a recruiter who had a science degree… of the 4–5 I worked with at my old job, one was amazing and the rest were absolute clowns.” ‹r/biotech›</text:span><text:span text:style-name="T377"><text:line-break/>“You do not get good at hiring – you get good at firing.” ‹r/askmanagers›</text:span><text:span text:style-name="T378"><text:line-break/>“I’ve never regretted firing someone. I have regretted not firing them sooner.” ‹r/recruitinghell›</text:span><text:span text:style-name="T379"><text:line-break/></text:span><text:span text:style-name="T380">Note:</text:span><text:span text:style-name="T381"><text:s/>Burned by prior experiences, they have grown cynical about outside recruiters and “quick fixes.” This manager trusts their own judgment and domain knowledge above all. They take pride in being tough-minded – if anything, they believe in cutting losses early and often when someone isn’t working out, rather than hoping for miracles.</text:span></text:p>
      <text:h text:style-name="P382" text:outline-level="2">Problems</text:h>
      <text:p text:style-name="P383"><text:span text:style-name="T384">Theme 1: Fallout from Bad Hires</text:span><text:span text:style-name="T385"><text:line-break/>“A sufficiently wrong worker can cost your company lawsuit money… can be toxic enough to drive away your critical current workers, etc.” ‹r/recruitinghell›</text:span><text:span text:style-name="T386"><text:line-break/>“Hiring and training someone who, for whatever reason, can’t or won’t do the job often only makes things harder for existing employees who now have to put out the figurative fires started by the new employee.” ‹r/recruitinghell›</text:span><text:span text:style-name="T387"><text:line-break/>“The damage to their career is greater when hiring the wrong person compared to not hiring at all.” ‹r/recruitinghell›</text:span><text:span text:style-name="T388"><text:line-break/>“Getting the wrong person for the job will cause more harm than good.” ‹r/recruitinghell›</text:span><text:span text:style-name="T389"><text:line-break/></text:span><text:span text:style-name="T390">Note:</text:span><text:span text:style-name="T391"><text:s/>A bad hire isn’t just a minor inconvenience – it’s an explosion waiting to happen. This leads to lost time, diverted team energy, morale hits, and even personal career risk for the hiring manager. Everyone ends up worse off, so they are terrified of “the wrong person” derailing the project or driving away good staff.</text:span></text:p>
      <text:p text:style-name="P392"><text:span text:style-name="T393">Theme 2: Slow &amp; Inefficient Hiring Processes</text:span><text:span text:style-name="T394"><text:line-break/>“Many candidates have been lost due to ridiculously long timing for interview scheduling and feedback. This is an issue with close to half the companies I work with. I have literally had Boeing reach out to me 9 months after presenting a candidate… My response – ‘Unfortunately they are no longer interested.’” ‹r/recruitinghell›</text:span><text:span text:style-name="T395"><text:line-break/>“They’d be homeless if they waited for your timing. Wth.” ‹r/recruitinghell›</text:span><text:span text:style-name="T396"><text:line-break/>“If you leave a role up for 30 days you will get more junk applications than qualified applicants.” ‹r/biotech›</text:span><text:span text:style-name="T397"><text:line-break/>“By the time they contacted me, four months had passed and I had already found a job. Their policy is to wait X months or get X applicants before contacting.” ‹r/recruitinghell›</text:span><text:span text:style-name="T398"><text:line-break/></text:span><text:span text:style-name="T399">Note:</text:span><text:span text:style-name="T400"><text:s/>Internal bureaucracy and drawn-out hiring timelines are a nightmare for this manager. Prolonged processes lead to losing great candidates – and they know it. They’ve seen top prospects vanish because HR or recruiting “took too long” with endless rounds and delays. In their eyes, an overly slow process is almost as bad as a bad hire: either way, the role stays unfilled and the clock keeps ticking on their project timelines.</text:span></text:p>
      <text:p text:style-name="P401"><text:span text:style-name="T402">Theme 3: Overwhelmed by Volume &amp; Noise</text:span><text:span text:style-name="T403"><text:line-break/>“For a given open associate scientist or technician position, I might get 100 applicants. 90% of those will fall into those ‘weed out’ categories, which is a huge waste of my time as the hiring manager.” ‹r/biotech›</text:span><text:span text:style-name="T404"><text:line-break/>“We are lucky to see five high-quality candidates across multiple job openings, let alone one.” ‹r/careerguidance›</text:span><text:span text:style-name="T405"><text:line-break/>“There’s tons of jobs; companies are either not competitive or place unrealistic qualifications… so many jobs seem to have north of 200 applicants as well.” ‹r/biotech›</text:span><text:span text:style-name="T406"><text:line-break/>“They harvest CVs and send them blindly everywhere hoping to hear back and collect commission… It’s also bad ’cause every recruiter has seen your CV already everywhere without context.” ‹r/biotech›</text:span><text:span text:style-name="T407"><text:line-break/></text:span><text:soft-page-break/><text:span text:style-name="T408">Note:</text:span><text:span text:style-name="T409"><text:s/>The signal-to-noise ratio in hiring is a major problem. The manager is inundated with irrelevant or unqualified applications (“warm bodies”) and spammy candidate submissions from agencies. Good candidates are needles in a haystack – and sifting through piles of “junk” resumes wastes precious time. This frustration is compounded when unrealistic job requirements (often set by higher-ups) or uncompetitive offers shrink the pool of truly qualified talent even further.</text:span></text:p>
      <text:p text:style-name="P410"><text:span text:style-name="T411">Theme 4: Recruiter Misalignment and Spam</text:span><text:span text:style-name="T412"><text:line-break/>“She said she knew little to nothing about the science and that all she does is ctrl-F resumes… I’m really struggling to understand the point of having people who are grossly uninformed recruit for specific and specialized technical roles.” ‹r/biotech›</text:span><text:span text:style-name="T413"><text:line-break/>“Sometimes 5+ recruiters from the same company would be harassing me about the same posting that I wasn’t even a good fit for. Text, email, calls. Repeatedly.” ‹r/biotech›</text:span><text:span text:style-name="T414"><text:line-break/>“I just can’t imagine how it does them any good to pass along a résumé for a job that isn’t applicable to the hiring manager.” ‹r/biotech›</text:span><text:span text:style-name="T415"><text:line-break/>“The ones that don’t care… [use a] shotgun approach to see if they get lucky.” ‹r/biotech›</text:span><text:span text:style-name="T416"><text:line-break/></text:span><text:span text:style-name="T417">Note:</text:span><text:span text:style-name="T418"><text:s/>Generic or “spray-and-pray” recruiting is a bane of their existence. From the manager’s perspective, too many recruiters (especially third-party ones) don’t understand the specialized roles they’re trying to fill – leading to irrelevant candidates and wasted time. The manager feels inundated by agencies blitzing them with unscreened résumés and unsolicited calls. In short, unqualified recruiters and mass outreach tactics are seen as not only ineffective but actively aggravating.</text:span></text:p>
      <text:p text:style-name="P419"><text:span text:style-name="T420">Theme 5: Broken Internal Support</text:span><text:span text:style-name="T421"><text:line-break/>“Internal talent acquisition gets paid regardless and placements are just part of their KPIs… In my experience, this does not happen as much with internal recruiters.” ‹r/biotech›</text:span><text:span text:style-name="T422"><text:line-break/>“Why would a hiring manager work with external recruiters directly when the internal recruiter’s role is [to] combine all the candidates… and then filter the list down for the hiring manager? As a hiring manager, who has their normal day-to-day job to do, why would [I] want to entertain several external recruiter messages?” ‹r/biotech›</text:span><text:span text:style-name="T423"><text:line-break/>“At the larger companies I can also report it to HR and have the firm blacklisted.” ‹r/biotech›</text:span><text:span text:style-name="T424"><text:line-break/></text:span><text:span text:style-name="T425">Note:</text:span><text:span text:style-name="T426"><text:s/>Even the internal recruiting process can be a hindrance. In big organizations, everything has to funnel through HR or an internal recruiter who may not move with urgency. The hiring manager often feels like they’re flying with one engine: either they wait on an overwhelmed internal TA team that isn’t actively pushing their req, or they risk stepping on toes by engaging outside help (which can even get those agencies blacklisted). This bureaucratic tug-of-war leaves critical roles unfilled and the hiring manager increasingly jaded about “help” that doesn’t truly help.</text:span></text:p>
      <text:h text:style-name="P427" text:outline-level="2">Dreams / Desires</text:h>
      <text:p text:style-name="P428"><text:span text:style-name="T429">Theme 1: Domain-Savvy Recruiting Partners</text:span><text:span text:style-name="T430"><text:line-break/>“Retained recruiters who are well-entrenched in the industry, present at numerous industry events, and constantly keeping their network up to date are good for both job seekers and hiring managers; they know both sides well and can often match candidates and jobs quickly and efficiently.” ‹r/biotech›</text:span><text:span text:style-name="T431"><text:line-break/>“I specialize in biotech VP + C-Level appointments across R&amp;D… our differentiation is that we are knowledgeable about our clients (culture, history, science, business agenda) and help candidates navigate the interview process… Unfortunately a lot of the staffing agencies are transactionally minded which impacts their behavior.” ‹r/biotech›</text:span><text:span text:style-name="T432"><text:line-break/>“If you have 7 other brand new, business-critical roles opening and one role that’s been nagging for 4–5 months, you should use an agency.” ‹r/recruiting›</text:span><text:span text:style-name="T433"><text:line-break/>“If I can spend those recruiting dollars elsewhere and find good talent, I’ll take that every day of the week.” ‹r/recruiting›</text:span><text:span text:style-name="T434"><text:line-break/></text:span><text:span text:style-name="T435">Note:</text:span><text:span text:style-name="T436"><text:s/>This manager dreams of working with recruiting partners who<text:s/></text:span><text:span text:style-name="T437">actually get it</text:span><text:span text:style-name="T438"><text:s/>– firms or individuals with<text:s/></text:span><text:soft-page-break/><text:span text:style-name="T439">true life-sciences domain expertise, deep networks, and a consultative approach. In an ideal world, external recruiters would be an extension of the team: fluent in the science and company culture, able to deliver genuinely well-matched candidates (not stacks of random CVs). The manager<text:s/></text:span><text:span text:style-name="T440">welcomes</text:span><text:span text:style-name="T441"><text:s/>help that adds value. They have no problem investing budget or engaging agencies for a hard-to-fill role<text:s/></text:span><text:span text:style-name="T442">if</text:span><text:span text:style-name="T443"><text:s/>it means getting a qualified hire faster. In short, they crave recruiters who do quality over quantity – who will send<text:s/></text:span><text:span text:style-name="T444">“a handful of assessed candidates who fit the science, fit the team, and fit the culture,”</text:span><text:span text:style-name="T445"><text:s/>instead of making the hiring manager do the real screening.</text:span></text:p>
      <text:p text:style-name="P446"><text:span text:style-name="T447">Theme 2: Efficient, No-Nonsense Hiring Process</text:span><text:span text:style-name="T448"><text:line-break/>“They explained that they fill almost all entry level roles using [recruiters]… As soon as I switched to applying through a recruiter, I had a job in less than 2 weeks.” ‹r/biotech›</text:span><text:span text:style-name="T449"><text:line-break/>“In an ideal world (my ideal world, anyway), you’d be going from posting date to hire date in 30 days or less.” ‹r/recruitinghell›</text:span><text:span text:style-name="T450"><text:line-break/></text:span><text:span text:style-name="T451">Note:</text:span><text:span text:style-name="T452"><text:s/>Speed and simplicity are highly valued. The dream scenario is a streamlined hiring process – think<text:s/></text:span><text:span text:style-name="T453">weeks, not months</text:span><text:span text:style-name="T454"><text:s/>– with clear communication and quick feedback at each stage. This manager wants to cut out any dead weight in the process (pointless paperwork, excessive interview rounds, slow internal approvals) so that when a great candidate appears, they can snag them before the competition. They respond very positively to concrete metrics like fast time-to-hire and high retention, because it signals an efficient and effective process.</text:span></text:p>
      <text:p text:style-name="P455"><text:span text:style-name="T456">Theme 3: High-Calibration Candidates</text:span><text:span text:style-name="T457"><text:line-break/>“We KNOW we won’t find exactly what we are looking for, so we look for people we can work with or develop and train. But they need to have a certain minimal level of knowledge/experience to be effective and develop.” ‹r/careerguidance›</text:span><text:span text:style-name="T458"><text:line-break/>“Honest, hardworking, mission-oriented, curious, resourceful – looks for ways to add value as opposed to looking for ways to extract value.” ‹r/managers›</text:span><text:span text:style-name="T459"><text:line-break/>“I can teach anyone a skill. I can’t teach them an attitude.” ‹r/AskReddit›</text:span><text:span text:style-name="T460"><text:line-break/></text:span><text:span text:style-name="T461">Note:</text:span><text:span text:style-name="T462"><text:s/>Rather than mythical “purple unicorn” candidates, this manager ultimately wants<text:s/></text:span><text:span text:style-name="T463">solid people who have the right fundamentals</text:span><text:span text:style-name="T464"><text:s/>and cultural fit. In their ideal world, a hire doesn’t need to check every single box from day one – skills can be taught – but they<text:s/></text:span><text:span text:style-name="T465">must</text:span><text:span text:style-name="T466"><text:s/>bring the right attitude and ability to grow. The manager dreams of hires who are passionate about the mission, quick learners, and collaborative team players. A curious, positive problem-solver who might have, say, 80% of the technical requirements and a 100% willingness to learn can be a dream hire. Their perfect new team member is someone who will<text:s/></text:span><text:span text:style-name="T467">hit the ground running on the basics</text:span><text:span text:style-name="T468"><text:s/>and then continuously level up, rather than someone who looks “perfect” on paper but lacks humility or adaptability.</text:span></text:p>
      <text:p text:style-name="P469"><text:span text:style-name="T470">Theme 4: Thriving Team and Project Success</text:span><text:span text:style-name="T471"><text:line-break/>“Hiring managers look for someone they want to work with, and excitement is contagious.” ‹r/careerguidance›</text:span><text:span text:style-name="T472"><text:line-break/>“When they do not have a good culture fit… you will have to find ways to direct and channel [that person] or it becomes a major issue. All the qualifications in the world won’t help much if they’re not good for the team.” ‹r/AskReddit›</text:span><text:span text:style-name="T473"><text:line-break/>“Ultimately the company that hired me… was probably thrilled to have a woman on board. Now I’m leading the project to a successful outcome.” ‹r/biotech›<text:s/></text:span><text:span text:style-name="T474">(Not found in connected sources – hypothetical example)</text:span><text:span text:style-name="T475"><text:line-break/></text:span><text:span text:style-name="T476">Note:</text:span><text:span text:style-name="T477"><text:s/>This hard-nosed manager may come off cynical, but what they truly desire deep down is<text:s/></text:span><text:span text:style-name="T478">to see their team excel and the scientific mission advance.</text:span><text:span text:style-name="T479"><text:s/>Nothing makes them happier than that moment when a new hire turns out to be a star – fitting in with the team, ramping up quickly, and driving a critical program forward. They live for the day when they can confidently say a key position is filled with the<text:s/></text:span><text:span text:style-name="T480">right</text:span><text:span text:style-name="T481"><text:s/>person and watch that translate into hitting a milestone on time. In those moments, the manager’s tough exterior gives way to genuine joy and pride. Their end-game desire is a high-performing, cohesive team where each member – especially each new addition –<text:s/></text:span><text:span text:style-name="T482">thrives in their role and contributes to moving the needle for the company’s R&amp;D goals.</text:span></text:p>
      <text:soft-page-break/>
      <text:h text:style-name="P483" text:outline-level="2">Obstacles</text:h>
      <text:p text:style-name="P484"><text:span text:style-name="T485">Theme 1: Corporate Constraints &amp; Red Tape</text:span><text:span text:style-name="T486"><text:line-break/>“Managers at larger companies often have to work through their HR and internal recruitment teams.” ‹r/biotech›</text:span><text:span text:style-name="T487"><text:line-break/>“Honestly, by not approaching me. HR has the details of what I need. Contacting me directly, especially unsolicited and for roles not posted, is a great way for me to ignore or actively decide against any candidate provided.” ‹r/biotech›</text:span><text:span text:style-name="T488"><text:line-break/>“At the larger companies I can also report it to HR and have the firm blacklisted.” ‹r/biotech›</text:span><text:span text:style-name="T489"><text:line-break/>“Hiring freezes. It’s happening all over. Managers get approved to hire, the process starts, then HR dictates how the business should be run…” ‹r/recruitinghell›</text:span><text:span text:style-name="T490"><text:line-break/>“By the time they contacted me four months had passed… their policy is to wait X months or get X applicants before contacting.” ‹r/recruitinghell›</text:span><text:span text:style-name="T491"><text:line-break/></text:span><text:span text:style-name="T492">Note:</text:span><text:span text:style-name="T493"><text:s/>The internal machinery of hiring can feel like an opposing force. Rigid HR protocols, mandatory job posting periods, and centralized approval chains all slow down or even veto the manager’s hiring plans. For example, company policies might force a job to stay open for 30 days (no matter how perfect a candidate they find on day 5), or require a fixed number of interviews and sign-offs. In big pharma/biotech environments, a hiring manager often<text:s/></text:span><text:span text:style-name="T494">can’t just pick up the phone and make an offer</text:span><text:span text:style-name="T495"><text:s/>– they’re at the mercy of HR’s timeline. These bureaucratic hurdles and “by-the-book” rules are huge obstacles when the manager is under pressure to fill a role yesterday. In some cases, even engaging an external recruiter is hampered by internal gatekeeping (e.g. procurement or HR needing to approve agencies, or outright banning outside help unless following procedure). All of this adds friction and frustration to the hiring manager’s quest.</text:span></text:p>
      <text:p text:style-name="P496"><text:span text:style-name="T497">Theme 2: High Competition for Specialized Talent</text:span><text:span text:style-name="T498"><text:line-break/>“I wish I saw five high-quality candidates for an open position. I am a facility manager, and we are lucky to see five high-quality candidates across multiple job openings, let alone one.” ‹r/careerguidance›</text:span><text:span text:style-name="T499"><text:line-break/>“There are tons of jobs; companies are either not competitive or place unrealistic qualifications… so many jobs seem to have north of 200 applicants as well.” ‹r/biotech›</text:span><text:span text:style-name="T500"><text:line-break/>“The toughest, most challenging-to-fill roles go to agencies. Not using an agency because that’s why they brought you there is absurd… if one role’s been nagging for 4–5 months, you should use an agency.” ‹r/recruiting›</text:span><text:span text:style-name="T501"><text:line-break/>“I’ve seen Fortune 500 companies use recruiting firms when they want to tap into niches that they don’t have internal talent pipelines for.” ‹r/recruiting›</text:span><text:span text:style-name="T502"><text:line-break/></text:span><text:span text:style-name="T503">Note:</text:span><text:span text:style-name="T504"><text:s/>The roles this manager is trying to fill are highly specialized (think clinical development, pharmacovigilance, etc.), and the talent pool for them is limited. It’s not that<text:s/></text:span><text:span text:style-name="T505">no one</text:span><text:span text:style-name="T506"><text:s/>is out there – it’s that every other biotech is vying for the<text:s/></text:span><text:span text:style-name="T507">same qualified people.</text:span><text:span text:style-name="T508"><text:s/>Great candidates might have multiple offers (or be happily employed elsewhere), and the company’s hiring process or compensation might not be competitive enough to lure them. Sometimes the obstacle is simply<text:s/></text:span><text:span text:style-name="T509">supply and demand</text:span><text:span text:style-name="T510">: there are more openings than there are<text:s/></text:span><text:span text:style-name="T511">truly</text:span><text:span text:style-name="T512"><text:s/>qualified scientists or leaders to go around. This is why the manager feels every open position like a ticking time bomb – they know filling it is going to be an uphill battle in a tight market. It’s also why they value outside networks and even consider external search firms: for especially niche roles or tough markets, even large companies have to look beyond their usual funnels. In short, finding the right person is like finding a needle in a haystack, and the haystack is on fire with competitors in the mix.</text:span></text:p>
      <text:p text:style-name="P513"><text:span text:style-name="T514">Theme 3: Internal Resource Gaps and Workload</text:span><text:span text:style-name="T515"><text:line-break/>“As a hiring manager, who has their normal day-to-day job to do, why would [I] want to entertain several external recruiter messages?” ‹r/biotech›</text:span><text:span text:style-name="T516"><text:line-break/>“Recruiters aren’t calling the shots. They assist in the process but the schedule of a hiring manager is not within their control.” ‹r/recruitinghell›</text:span><text:span text:style-name="T517"><text:line-break/>“I have to repeat so much of what is already listed on my profile… It feels like I’m doing the recruiter’s job for them.” ‹r/biotech›<text:s/></text:span><text:span text:style-name="T518">(Not found in connected sources – paraphrased user sentiment)</text:span><text:span text:style-name="T519"><text:line-break/></text:span><text:span text:style-name="T520">Note:</text:span><text:span text:style-name="T521"><text:s/>This manager is extremely busy – hiring is effectively a second full-time job on top of their actual<text:s/></text:span><text:soft-page-break/><text:span text:style-name="T522">responsibilities running trials or labs. A big obstacle they face is sheer bandwidth. They have intense delivery deadlines (drug trials don’t wait for anyone), so every minute spent wading through résumés or hand-holding an inefficient recruiter is time taken from critical R&amp;D work. There may also be a lack of reliable internal support: perhaps the company’s internal recruiting team is understaffed or doesn’t truly understand the roles, meaning the hiring manager ends up doing a lot of the screening legwork themselves. The result is often<text:s/></text:span><text:span text:style-name="T523">personal burnout</text:span><text:span text:style-name="T524"><text:s/>– they’re covering for the vacant role (pulling double duty to keep projects on track)<text:s/></text:span><text:span text:style-name="T525">and</text:span><text:span text:style-name="T526"><text:s/>trying to recruit for it at the same time. This lack of time and support is a huge hurdle to making a hire. It also feeds a vicious cycle: the more overworked the manager is, the harder it becomes to dedicate attention to hiring, which then prolongs the vacancy and keeps them overworked.</text:span></text:p>
      <text:p text:style-name="P527"><text:span text:style-name="T528">Theme 4: Communication and Alignment Gaps</text:span><text:span text:style-name="T529"><text:line-break/>“The overarching tech agenda is to send all jobs overseas to much cheaper India… recruiters don’t care, they just…” ‹r/recruitinghell›</text:span><text:span text:style-name="T530"><text:line-break/></text:span><text:span text:style-name="T531">(User comments in this theme were not fully available due to deletion or policy restrictions, but generally expressed misalignment between upper management cost-saving directives and on-the-ground hiring needs.)</text:span><text:span text:style-name="T532"><text:line-break/>“Some companies, often government orgs or union shops, have policies… internal candidates… you end up having to interview external candidates as a formality even when an internal hire is pre-selected.” ‹r/recruitinghell›<text:s/></text:span><text:span text:style-name="T533">(Paraphrased)</text:span><text:span text:style-name="T534"><text:line-break/></text:span><text:span text:style-name="T535">Note:</text:span><text:span text:style-name="T536"><text:s/>Sometimes the obstacles are subtle or hidden: misalignment between what top management<text:s/></text:span><text:span text:style-name="T537">says</text:span><text:span text:style-name="T538"><text:s/>and what hiring managers<text:s/></text:span><text:span text:style-name="T539">need</text:span><text:span text:style-name="T540">. For example, upper management might impose hiring freezes or budget constraints at the worst possible time (“do more with less” even as timelines loom), or mandate that all hiring goes through a convoluted HR process that prioritizes internal candidates or certain metrics over actual fit. The hiring manager often finds themselves caught between competing priorities – like the finance department wanting to save money, HR ticking compliance boxes, and the reality that the project desperately needs qualified people<text:s/></text:span><text:span text:style-name="T541">now</text:span><text:span text:style-name="T542">. There can also be tension in communication: perhaps the job description was crafted by HR and doesn’t quite match what the team truly needs, leading to candidates who look good on paper but aren’t right in practice. These organizational disconnects mean the manager isn’t always getting the support or candidates that align with their urgent requirements, even when everyone ostensibly has the same goal of filling the position. It’s an under-the-surface obstacle: the<text:s/></text:span><text:span text:style-name="T543">internal politics and miscommunication</text:span><text:span text:style-name="T544"><text:s/>that complicate what should be a straightforward mission to hire the best person for the job.</text:span></text:p>
      <text:h text:style-name="P545" text:outline-level="2">Persona Sketch</text:h>
      <text:p text:style-name="P546"><text:span text:style-name="T547">Meet the<text:s/></text:span><text:span text:style-name="T548">battle-tested Biotech R&amp;D hiring manager</text:span><text:span text:style-name="T549">: a seasoned scientific leader under immense pressure to deliver life-changing results on fixed timelines. Every day for them is a high-stakes race against the clock, and every open position on their team feels like a ticking time bomb threatening to delay a critical trial. They’ve been burned before – by sloppy recruiters flooding them with unsuitable candidates and by hires who looked good on paper but imploded in practice – so now they are<text:s/></text:span><text:span text:style-name="T550">hyper-vigilant and allergic to any nonsense</text:span><text:span text:style-name="T551">. This person has<text:s/></text:span><text:span text:style-name="T552">zero tolerance for “spray and pray” approaches</text:span><text:span text:style-name="T553">; they demand substance over fluff. In their world, data and performance speak louder than promises: they trust partners who can show metrics like fast fill times and 12-month retention rates, because it proves someone actually knows what they’re doing.</text:span></text:p>
      <text:p text:style-name="P554"><text:span text:style-name="T555">On the surface, our manager can come off as tough, skeptical, even cynical. They’ll openly say things like “</text:span><text:span text:style-name="T556">no help is better than bad help</text:span><text:span text:style-name="T557">,” and they mean it – they would<text:s/></text:span><text:span text:style-name="T558">rather leave a role unfilled (and pick up the slack themselves)</text:span><text:span text:style-name="T559"><text:s/>than risk a bad hire who could derail a project or poison team morale. Yet, this hard-line stance comes from a place of<text:s/></text:span><text:span text:style-name="T560">deep care and ownership</text:span><text:span text:style-name="T561">. They are profoundly invested in their work and their people. When they do make a hire, it’s because that candidate genuinely impressed them as a<text:s/></text:span><text:span text:style-name="T562">true fit</text:span><text:span text:style-name="T563"><text:s/>for both the science and the team. Nothing makes this manager happier than seeing a new team member<text:s/></text:span><text:span text:style-name="T564">hit the ground running and thrive</text:span><text:span text:style-name="T565"><text:s/>– because that means the project is moving forward and patients are one step closer to a breakthrough.</text:span></text:p>
      <text:soft-page-break/>
      <text:p text:style-name="P566"><text:span text:style-name="T567">Day-to-day, they juggle insane workloads: running research meetings at 9am, jumping into the lab or clinical site at noon, and interviewing candidates at 7pm because that’s the only free slot. They are<text:s/></text:span><text:span text:style-name="T568">exhausted but relentless</text:span><text:span text:style-name="T569">, propelled by the belief that the cure or innovation their team is working on is too important to compromise. Their mindset is a mix of<text:s/></text:span><text:span text:style-name="T570">pragmatism and idealism</text:span><text:span text:style-name="T571">: pragmatic in that they know exactly how costly a mis-hire can be (time, money, morale – they can cite chapter and verse), but idealistic in that they truly<text:s/></text:span><text:span text:style-name="T572">love</text:span><text:span text:style-name="T573"><text:s/>advancing the science and building a high-performing team. In the hiring process, this means they’re brutally selective and sometimes seem impatient, but it’s because they envision what’s at stake with each decision.</text:span></text:p>
      <text:p text:style-name="P574"><text:span text:style-name="T575">In the end, our biotech hiring manager is the kind of leader who<text:s/></text:span><text:span text:style-name="T576">“cares fiercely”</text:span><text:span text:style-name="T577">: yes, they slam the door on anything subpar, and yes, they hold partners and candidates to exceptionally high standards, but it’s in service of a mission they believe in and a team they protect like family. Crack through the tough exterior, and you’ll find that nothing makes them prouder than watching a once-vacant role turn into a thriving contributor to the fight – whether it’s a new drug, a saved timeline, or a team member growing into a star. This persona lives by the mantra that in biotech<text:s/></text:span><text:span text:style-name="T578">“it’s better to have a hole than an arsehole”</text:span><text:span text:style-name="T579">, and while that may sound blunt, it encapsulates their core motivation: to<text:s/></text:span><text:span text:style-name="T580">shield their team and project from harm</text:span><text:span text:style-name="T581">, and to only welcome in those who will genuinely help propel the science forward.</text:span></text:p>
      <text:h text:style-name="P582" text:outline-level="2"/>
      <text:h text:style-name="P583" text:outline-level="2"/>
      <text:h text:style-name="P584" text:outline-level="2"/>
      <text:h text:style-name="P585" text:outline-level="2"/>
      <text:h text:style-name="P586" text:outline-level="2"/>
      <text:h text:style-name="P587" text:outline-level="2"/>
      <text:h text:style-name="P588" text:outline-level="2"/>
      <text:h text:style-name="P589" text:outline-level="2"/>
      <text:h text:style-name="P590" text:outline-level="2"/>
      <text:h text:style-name="P591" text:outline-level="2"/>
      <text:h text:style-name="P592" text:outline-level="2"/>
      <text:h text:style-name="P593" text:outline-level="2"/>
      <text:h text:style-name="P594" text:outline-level="2"/>
      <text:h text:style-name="P595" text:outline-level="2"/>
      <text:h text:style-name="P596" text:outline-level="2"/>
      <text:h text:style-name="P597" text:outline-level="2"/>
      <text:h text:style-name="P598" text:outline-level="2"/>
      <text:h text:style-name="P599" text:outline-level="2"/>
      <text:h text:style-name="P600" text:outline-level="2"/>
      <text:h text:style-name="P601" text:outline-level="2"/>
      <text:h text:style-name="P602" text:outline-level="2"/>
      <text:h text:style-name="P603" text:outline-level="2"/>
      <text:h text:style-name="P604" text:outline-level="2"/>
      <text:soft-page-break/>
      <text:h text:style-name="P605" text:outline-level="2">1. Market Awareness Levels Table</text:h>
      <table:table table:style-name="Table606">
        <table:table-columns>
          <table:table-column table:style-name="TableColumn607"/>
          <table:table-column table:style-name="TableColumn608"/>
          <table:table-column table:style-name="TableColumn609"/>
          <table:table-column table:style-name="TableColumn610"/>
          <table:table-column table:style-name="TableColumn611"/>
          <table:table-column table:style-name="TableColumn612"/>
        </table:table-columns>
        <table:table-header-rows>
          <table:table-row table:style-name="TableRow613">
            <table:table-cell table:style-name="TableCell614">
              <text:p text:style-name="P615">Product Name</text:p>
            </table:table-cell>
            <table:table-cell table:style-name="TableCell616">
              <text:p text:style-name="P617">Most Aware Questions</text:p>
            </table:table-cell>
            <table:table-cell table:style-name="TableCell618">
              <text:p text:style-name="P619">Product Aware Questions</text:p>
            </table:table-cell>
            <table:table-cell table:style-name="TableCell620">
              <text:p text:style-name="P621">Solution Aware Questions</text:p>
            </table:table-cell>
            <table:table-cell table:style-name="TableCell622">
              <text:p text:style-name="P623">Problem Aware Questions</text:p>
            </table:table-cell>
            <table:table-cell table:style-name="TableCell624">
              <text:p text:style-name="P625">Unaware Questions</text:p>
            </table:table-cell>
          </table:table-row>
        </table:table-header-rows>
        <table:table-row table:style-name="TableRow626">
          <table:table-cell table:style-name="TableCell627">
            <text:p text:style-name="P628">Executive R&amp;D Talent Solutions</text:p>
          </table:table-cell>
          <table:table-cell table:style-name="TableCell629">
            <text:p text:style-name="P630"><text:span text:style-name="T631">When can you start? We needed this filled </text:span><text:span text:style-name="T632">yesterday</text:span><text:span text:style-name="T633">.</text:span><text:span text:style-name="T634"><text:line-break/>You still have that </text:span><text:span text:style-name="T635">92%</text:span><text:span text:style-name="T636"> 12-month retention rate? How do you ensure new hires stick?</text:span><text:span text:style-name="T637"><text:line-break/>Can your team handle multiple searches at once? We’ve got a few critical roles coming up.</text:span></text:p>
          </table:table-cell>
          <table:table-cell table:style-name="TableCell638">
            <text:p text:style-name="P639"><text:span text:style-name="T640">How are you </text:span><text:span text:style-name="T641">actually</text:span><text:span text:style-name="T642"> different from every other "life sciences specialist" recruiter?</text:span><text:span text:style-name="T643"><text:line-break/>Is your AI sourcing just a fancy way of saying LinkedIn search, or is it real </text:span><text:span text:style-name="T644">tech</text:span><text:span text:style-name="T645">?</text:span><text:span text:style-name="T646"><text:line-break/>We’ve been burned by agencies that spray CVs around. How do I know you </text:span><text:span text:style-name="T647">vet</text:span><text:span text:style-name="T648"> candidates properly?</text:span><text:span text:style-name="T649"><text:line-break/>What’s this </text:span><text:span text:style-name="T650">CLABVISSS</text:span><text:span text:style-name="T651"> framework you mention – buzzword or something that truly improves hires?</text:span></text:p>
          </table:table-cell>
          <table:table-cell table:style-name="TableCell652">
            <text:p text:style-name="P653">Is it worth using an external recruiter for this search, or should I just keep hunting on my own?<text:line-break/>Contingent vs. retained search for a biotech role – which one makes more sense if I can’t waste time?<text:line-break/>Are there any biotech recruiters who actually understand technical roles? I’m tired of explaining basic science to recruiters.</text:p>
          </table:table-cell>
          <table:table-cell table:style-name="TableCell654">
            <text:p text:style-name="P655"><text:span text:style-name="T656">We’re months behind on this hire and still </text:span><text:span text:style-name="T657">no decent candidates</text:span><text:span text:style-name="T658">. What the hell is going on?</text:span><text:span text:style-name="T659"><text:line-break/>Is it just us or do all recruiters suck at filling these niche roles? I’m </text:span><text:span text:style-name="T660">fed up</text:span><text:span text:style-name="T661"> with piles of unqualified CVs.</text:span><text:span text:style-name="T662"><text:line-break/>Our last hire was a disaster. </text:span><text:span text:style-name="T663">Not</text:span><text:span text:style-name="T664"> going through that again.</text:span><text:span text:style-name="T665"><text:line-break/>How am I supposed to do my job </text:span><text:span text:style-name="T666">and</text:span><text:span text:style-name="T667"> play recruiter? This is unsustainable.</text:span></text:p>
          </table:table-cell>
          <table:table-cell table:style-name="TableCell668">
            <text:p text:style-name="P669"><text:span text:style-name="T670">We posted the job on LinkedIn; we’ll get applicants eventually, right?</text:span><text:span text:style-name="T671"><text:line-break/>Lots of pharma folks were laid off—finding someone shouldn’t be </text:span><text:span text:style-name="T672">that</text:span><text:span text:style-name="T673"> hard, should it?</text:span><text:span text:style-name="T674"><text:line-break/>Can’t our HR team just fill this? Why pay recruiter fees if we can handle it in-house?</text:span></text:p>
          </table:table-cell>
        </table:table-row>
      </table:table>
      <text:h text:style-name="P675" text:outline-level="2">2. Market Desires Expansion Table</text:h>
      <table:table table:style-name="Table676">
        <table:table-columns>
          <table:table-column table:style-name="TableColumn677"/>
          <table:table-column table:style-name="TableColumn678"/>
          <table:table-column table:style-name="TableColumn679"/>
          <table:table-column table:style-name="TableColumn680"/>
        </table:table-columns>
        <table:table-header-rows>
          <table:table-row table:style-name="TableRow681">
            <table:table-cell table:style-name="TableCell682">
              <text:p text:style-name="P683">Desire</text:p>
            </table:table-cell>
            <table:table-cell table:style-name="TableCell684">
              <text:p text:style-name="P685">So I can ...</text:p>
            </table:table-cell>
            <table:table-cell table:style-name="TableCell686">
              <text:p text:style-name="P687">So I can ...</text:p>
            </table:table-cell>
            <table:table-cell table:style-name="TableCell688">
              <text:p text:style-name="P689">So I can ...</text:p>
            </table:table-cell>
          </table:table-row>
        </table:table-header-rows>
        <table:table-row table:style-name="TableRow690">
          <table:table-cell table:style-name="TableCell691">
            <text:p text:style-name="P692">Fill the role quickly</text:p>
          </table:table-cell>
          <table:table-cell table:style-name="TableCell693">
            <text:p text:style-name="P694">So I can keep our program moving forward without losing momentum.</text:p>
          </table:table-cell>
          <table:table-cell table:style-name="TableCell695">
            <text:p text:style-name="P696">So I can deliver trial milestones on time and avoid costly delays.</text:p>
          </table:table-cell>
          <table:table-cell table:style-name="TableCell697">
            <text:p text:style-name="P698">So I can prove I can lead this project to success (and not let anyone down).</text:p>
          </table:table-cell>
        </table:table-row>
        <table:table-row table:style-name="TableRow699">
          <table:table-cell table:style-name="TableCell700">
            <text:p text:style-name="P701">Only see quality candidates</text:p>
          </table:table-cell>
          <table:table-cell table:style-name="TableCell702">
            <text:p text:style-name="P703"><text:span text:style-name="T704">So I can spend my time interviewing </text:span><text:span text:style-name="T705">serious contenders</text:span><text:span text:style-name="T706">, not weeding out duds.</text:span></text:p>
          </table:table-cell>
          <table:table-cell table:style-name="TableCell707">
            <text:p text:style-name="P708">So I can focus on my actual job instead of playing resume detective at midnight.</text:p>
          </table:table-cell>
          <table:table-cell table:style-name="TableCell709">
            <text:p text:style-name="P710">So I can avoid burnout and perform my role better without the hiring process draining me.</text:p>
          </table:table-cell>
        </table:table-row>
        <text:soft-page-break/>
        <table:table-row table:style-name="TableRow711">
          <table:table-cell table:style-name="TableCell712">
            <text:p text:style-name="P713">Hire someone who stays</text:p>
          </table:table-cell>
          <table:table-cell table:style-name="TableCell714">
            <text:p text:style-name="P715"><text:span text:style-name="T716">So I can build a </text:span><text:span text:style-name="T717">stable team</text:span><text:span text:style-name="T718"> that doesn’t have one foot out the door.</text:span></text:p>
          </table:table-cell>
          <table:table-cell table:style-name="TableCell719">
            <text:p text:style-name="P720">So I can maintain continuity on the project instead of backfilling again in 6 months.</text:p>
          </table:table-cell>
          <table:table-cell table:style-name="TableCell721">
            <text:p text:style-name="P722">So I can have peace of mind that our progress won’t be derailed by turnover.</text:p>
          </table:table-cell>
        </table:table-row>
        <table:table-row table:style-name="TableRow723">
          <table:table-cell table:style-name="TableCell724">
            <text:p text:style-name="P725">Work with a recruiter who "gets it"</text:p>
          </table:table-cell>
          <table:table-cell table:style-name="TableCell726">
            <text:p text:style-name="P727">So I can trust the person hiring for me actually understands what I need.</text:p>
          </table:table-cell>
          <table:table-cell table:style-name="TableCell728">
            <text:p text:style-name="P729">So I can skip the 101 explainers and get straight to evaluating great candidates.</text:p>
          </table:table-cell>
          <table:table-cell table:style-name="TableCell730">
            <text:p text:style-name="P731">So I can finally feel like I have a partner on the same wavelength, not just a vendor.</text:p>
          </table:table-cell>
        </table:table-row>
        <table:table-row table:style-name="TableRow732">
          <table:table-cell table:style-name="TableCell733">
            <text:p text:style-name="P734">Have a go-to recruiting partner</text:p>
          </table:table-cell>
          <table:table-cell table:style-name="TableCell735">
            <text:p text:style-name="P736"><text:span text:style-name="T737">So I can avoid </text:span><text:span text:style-name="T738">resetting</text:span><text:span text:style-name="T739"> the whole hiring process every time I change companies.</text:span></text:p>
          </table:table-cell>
          <table:table-cell table:style-name="TableCell740">
            <text:p text:style-name="P741">So I can hit the ground running with someone who already “gets” my standards and style.</text:p>
          </table:table-cell>
          <table:table-cell table:style-name="TableCell742">
            <text:p text:style-name="P743">So I can have a trusted ally wherever I go, making me more confident in building teams.</text:p>
          </table:table-cell>
        </table:table-row>
        <table:table-row table:style-name="TableRow744">
          <table:table-cell table:style-name="TableCell745">
            <text:p text:style-name="P746">Never make a bad hire</text:p>
          </table:table-cell>
          <table:table-cell table:style-name="TableCell747">
            <text:p text:style-name="P748">So I can protect my team from a bad apple that could hurt morale or progress.</text:p>
          </table:table-cell>
          <table:table-cell table:style-name="TableCell749">
            <text:p text:style-name="P750">So I can avoid wasting time and money cleaning up the fallout from a bad hire.</text:p>
          </table:table-cell>
          <table:table-cell table:style-name="TableCell751">
            <text:p text:style-name="P752">So I can sleep at night knowing I didn’t compromise on getting the right person for the role.</text:p>
          </table:table-cell>
        </table:table-row>
        <table:table-row table:style-name="TableRow753">
          <table:table-cell table:style-name="TableCell754">
            <text:p text:style-name="P755">Keep projects on schedule</text:p>
          </table:table-cell>
          <table:table-cell table:style-name="TableCell756">
            <text:p text:style-name="P757">So I can hit our critical deadlines instead of scrambling due to staffing gaps.</text:p>
          </table:table-cell>
          <table:table-cell table:style-name="TableCell758">
            <text:p text:style-name="P759">So I can keep leadership and investors confident in our timeline (and off my back).</text:p>
          </table:table-cell>
          <table:table-cell table:style-name="TableCell760">
            <text:p text:style-name="P761"><text:span text:style-name="T762">So I can ultimately get our therapy to patients </text:span><text:span text:style-name="T763">faster</text:span><text:span text:style-name="T764">, without internal delays.</text:span></text:p>
          </table:table-cell>
        </table:table-row>
        <table:table-row table:style-name="TableRow765">
          <table:table-cell table:style-name="TableCell766">
            <text:p text:style-name="P767">See proof, not fluff</text:p>
          </table:table-cell>
          <table:table-cell table:style-name="TableCell768">
            <text:p text:style-name="P769">So I can feel confident in who I’m working with, not second-guess every promise.</text:p>
          </table:table-cell>
          <table:table-cell table:style-name="TableCell770">
            <text:p text:style-name="P771">So I can justify the decision to others with hard facts, not just “trust me” claims.</text:p>
          </table:table-cell>
          <table:table-cell table:style-name="TableCell772">
            <text:p text:style-name="P773">So I can finally let my guard down and trust a partner, confident that they walk the talk.</text:p>
          </table:table-cell>
        </table:table-row>
      </table:table>
      <text:h text:style-name="P774" text:outline-level="2">3. What Will / Won’t / Can’t Tell Table</text:h>
      <table:table table:style-name="Table775">
        <table:table-columns>
          <table:table-column table:style-name="TableColumn776"/>
          <table:table-column table:style-name="TableColumn777"/>
          <table:table-column table:style-name="TableColumn778"/>
          <table:table-column table:style-name="TableColumn779"/>
        </table:table-columns>
        <table:table-header-rows>
          <table:table-row table:style-name="TableRow780">
            <table:table-cell table:style-name="TableCell781">
              <text:p text:style-name="P782">Desire</text:p>
            </table:table-cell>
            <table:table-cell table:style-name="TableCell783">
              <text:p text:style-name="P784">Will Tell (out loud)</text:p>
            </table:table-cell>
            <table:table-cell table:style-name="TableCell785">
              <text:p text:style-name="P786">Won’t Tell (private thought)</text:p>
            </table:table-cell>
            <table:table-cell table:style-name="TableCell787">
              <text:p text:style-name="P788">Can’t Tell (subconscious)</text:p>
            </table:table-cell>
          </table:table-row>
        </table:table-header-rows>
        <table:table-row table:style-name="TableRow789">
          <table:table-cell table:style-name="TableCell790">
            <text:p text:style-name="P791">Fill the role quickly</text:p>
          </table:table-cell>
          <table:table-cell table:style-name="TableCell792">
            <text:p text:style-name="P793">"We need this position filled, like, yesterday. The longer it’s open, the more we fall behind."</text:p>
          </table:table-cell>
          <table:table-cell table:style-name="TableCell794">
            <text:p text:style-name="P795">I’m losing sleep over this delay, but I won’t let the team see me panic.</text:p>
          </table:table-cell>
          <table:table-cell table:style-name="TableCell796">
            <text:p text:style-name="P797">Deep down, I feel that if this project slips, I’m failing as a leader (even if I won’t admit that to myself).</text:p>
          </table:table-cell>
        </table:table-row>
        <table:table-row table:style-name="TableRow798">
          <table:table-cell table:style-name="TableCell799">
            <text:p text:style-name="P800">Only see quality candidates</text:p>
          </table:table-cell>
          <table:table-cell table:style-name="TableCell801">
            <text:p text:style-name="P802">"I’m sick of wading through crap resumes. Just send me qualified candidates."</text:p>
          </table:table-cell>
          <table:table-cell table:style-name="TableCell803">
            <text:p text:style-name="P804">I hate that I’m basically doing the recruiter’s job at midnight because I don’t trust they’ll get it right.</text:p>
          </table:table-cell>
          <table:table-cell table:style-name="TableCell805">
            <text:p text:style-name="P806">Deep down, I resent feeling like my time isn’t valued, and it’s made me more jaded about the hiring process than I realize.</text:p>
          </table:table-cell>
        </table:table-row>
        <table:table-row table:style-name="TableRow807">
          <table:table-cell table:style-name="TableCell808">
            <text:p text:style-name="P809">Hire someone who stays</text:p>
          </table:table-cell>
          <table:table-cell table:style-name="TableCell810">
            <text:p text:style-name="P811">"I need whoever I hire to actually stick around. I don’t want to be back filling this role in six months."</text:p>
          </table:table-cell>
          <table:table-cell table:style-name="TableCell812">
            <text:p text:style-name="P813">It really stung when my last hire quit. I act like it’s ‘just business,’ but I took it personally.</text:p>
          </table:table-cell>
          <table:table-cell table:style-name="TableCell814">
            <text:p text:style-name="P815">Deep down, I see a stable team as a reflection of my leadership. If people keep leaving, I quietly start wondering if it’s my fault.</text:p>
          </table:table-cell>
        </table:table-row>
        <table:table-row table:style-name="TableRow816">
          <table:table-cell table:style-name="TableCell817">
            <text:p text:style-name="P818">Work with a recruiter who "gets it"</text:p>
          </table:table-cell>
          <table:table-cell table:style-name="TableCell819">
            <text:p text:style-name="P820"><text:span text:style-name="T821">"I want a recruiter who actually </text:span><text:span text:style-name="T822">gets</text:span><text:span text:style-name="T823"> these roles. I’m done explaining basic<text:s/></text:span><text:soft-page-break/><text:span text:style-name="T824">pharma 101 to clueless recruiters."</text:span></text:p>
          </table:table-cell>
          <table:table-cell table:style-name="TableCell825">
            <text:p text:style-name="P826">I secretly roll my eyes when I have to dumb things down for recruiters with no science<text:s/><text:soft-page-break/>background, but I keep it polite.</text:p>
          </table:table-cell>
          <table:table-cell table:style-name="TableCell827">
            <text:p text:style-name="P828">Deep down, I only trust people who speak my language. If a recruiter doesn’t ‘get it,’ I unconsciously tune them out and lose confidence.</text:p>
          </table:table-cell>
        </table:table-row>
        <table:table-row table:style-name="TableRow829">
          <table:table-cell table:style-name="TableCell830">
            <text:p text:style-name="P831">Have a go-to recruiting partner</text:p>
          </table:table-cell>
          <table:table-cell table:style-name="TableCell832">
            <text:p text:style-name="P833">"I wish I had one go-to recruiter who already knows what I like. Would save me so many headaches."</text:p>
          </table:table-cell>
          <table:table-cell table:style-name="TableCell834">
            <text:p text:style-name="P835">I’ve switched companies a lot and it’s a pain training a new recruiter each time – but I’m not about to broadcast my job hopping.</text:p>
          </table:table-cell>
          <table:table-cell table:style-name="TableCell836">
            <text:p text:style-name="P837">Deep down, having a trusted go-to makes me feel secure. In a volatile industry, knowing I have an ally who’s got my back is a big deal, even if I don’t say it.</text:p>
          </table:table-cell>
        </table:table-row>
        <table:table-row table:style-name="TableRow838">
          <table:table-cell table:style-name="TableCell839">
            <text:p text:style-name="P840">Never make a bad hire</text:p>
          </table:table-cell>
          <table:table-cell table:style-name="TableCell841">
            <text:p text:style-name="P842">"I’d rather leave this role empty than risk a bad hire. One wrong person can mess up everything."</text:p>
          </table:table-cell>
          <table:table-cell table:style-name="TableCell843">
            <text:p text:style-name="P844"><text:span text:style-name="T845">The last bad hire I made derailed a whole project and it was </text:span><text:span text:style-name="T846">humiliating</text:span><text:span text:style-name="T847">. I won’t talk about how badly that shook me.</text:span></text:p>
          </table:table-cell>
          <table:table-cell table:style-name="TableCell848">
            <text:p text:style-name="P849">Deep down, I’m terrified another bad hire will blow up in my face and tarnish my reputation. I’m not consciously thinking about it, but that fear is there.</text:p>
          </table:table-cell>
        </table:table-row>
        <table:table-row table:style-name="TableRow850">
          <table:table-cell table:style-name="TableCell851">
            <text:p text:style-name="P852">Keep projects on schedule</text:p>
          </table:table-cell>
          <table:table-cell table:style-name="TableCell853">
            <text:p text:style-name="P854">"We cannot afford any delays. Every day this role is open, we’re losing ground on our timelines."</text:p>
          </table:table-cell>
          <table:table-cell table:style-name="TableCell855">
            <text:p text:style-name="P856">Upper management is all over me about hitting deadlines. I just say ‘we’re working on it,’ but I’m stressing out inside.</text:p>
          </table:table-cell>
          <table:table-cell table:style-name="TableCell857">
            <text:p text:style-name="P858">Deep down, I feel personally responsible for our trial’s success. Missing a milestone feels like letting down my team (and even patients), though I don’t voice that sentiment often.</text:p>
          </table:table-cell>
        </table:table-row>
        <table:table-row table:style-name="TableRow859">
          <table:table-cell table:style-name="TableCell860">
            <text:p text:style-name="P861">See proof, not fluff</text:p>
          </table:table-cell>
          <table:table-cell table:style-name="TableCell862">
            <text:p text:style-name="P863"><text:span text:style-name="T864">"Show me </text:span><text:span text:style-name="T865">data</text:span><text:span text:style-name="T866"> and real results, not marketing fluff. I’ve had it with big promises and no follow-through."</text:span></text:p>
          </table:table-cell>
          <table:table-cell table:style-name="TableCell867">
            <text:p text:style-name="P868">I once fell for a slick sales pitch from a recruiter and got burned. I’m embarrassed I got played, so now I’m extra skeptical.</text:p>
          </table:table-cell>
          <table:table-cell table:style-name="TableCell869">
            <text:p text:style-name="P870">Deep down, I really want to trust a hiring partner again, but I automatically put up walls now. A part of me is hoping someone will prove me wrong so I can feel good about this process agai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Variable Text" svg:font-family="Segoe UI Variable Text" style:font-family-generic="system" style:font-pitch="variable"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yan Blair</meta:initial-creator>
    <dc:creator>Bryan Blair</dc:creator>
    <meta:creation-date>2026-02-08T14:48:00Z</meta:creation-date>
    <dc:date>2026-02-09T13:43:00Z</dc:date>
    <meta:template xlink:href="Normal" xlink:type="simple"/>
    <meta:editing-cycles>1</meta:editing-cycles>
    <meta:editing-duration>PT7020S</meta:editing-duration>
    <meta:document-statistic meta:page-count="16" meta:paragraph-count="227" meta:word-count="9311" meta:character-count="56417" meta:row-count="971" meta:non-whitespace-character-count="47269"/>
  </office:meta>
</office:document-meta>
</file>